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BFFFC748" manifest:media-type=""/>
  <manifest:file-entry manifest:full-path="settings.xml" manifest:media-type="text/xml"/>
  <manifest:file-entry manifest:full-path="Thumbnails/thumbnail.png" manifest:media-type="image/png"/>
  <manifest:file-entry manifest:full-path="ObjBFFFC748" manifest:media-type="application/vnd.sun.star.oleobject"/>
  <manifest:file-entry manifest:full-path="Pictures/1000000100000136000000517F36BDB1960878B0.png" manifest:media-type="image/png"/>
  <manifest:file-entry manifest:full-path="Pictures/1000689D0000200A0000085FDDE4D72C7DCACCAE.svg" manifest:media-type="image/svg+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 Unicode MS" svg:font-family="'Arial Unicode MS'" style:font-pitch="variable"/>
    <style:font-face style:name="Courier" svg:font-family="Courier" style:font-family-generic="modern" style:font-pitch="fixed"/>
    <style:font-face style:name="Courier New" svg:font-family="'Courier New'" style:font-family-generic="modern" style:font-pitch="fixed"/>
    <style:font-face style:name="HG Mincho Light J" svg:font-family="'HG Mincho Light J'" style:font-pitch="variable"/>
    <style:font-face style:name="Humnst777 BT" svg:font-family="'Humnst777 BT'" style:font-pitch="variable"/>
    <style:font-face style:name="Humnst777 BT1" svg:font-family="'Humnst777 BT'" style:font-family-generic="swiss" style:font-pitch="variable"/>
    <style:font-face style:name="Humnst777 BT2" svg:font-family="'Humnst777 BT'" style:font-adornments="Regular" style:font-pitch="variable"/>
    <style:font-face style:name="Humnst777 BT3" svg:font-family="'Humnst777 BT'" style:font-adornments="Standard" style:font-pitch="variable"/>
    <style:font-face style:name="Humnst777 Lt BT" svg:font-family="'Humnst777 Lt BT'" style:font-pitch="variable"/>
    <style:font-face style:name="Humnst777 Lt BT1" svg:font-family="'Humnst777 Lt BT'" style:font-family-generic="swiss" style:font-pitch="variable"/>
    <style:font-face style:name="Nimbus Roman No9 L" svg:font-family="'Nimbus Roman No9 L'" style:font-family-generic="roman" style:font-pitch="variable"/>
    <style:font-face style:name="Roboto Light" svg:font-family="'Roboto Light'" style:font-pitch="variable"/>
    <style:font-face style:name="Roboto Light1" svg:font-family="'Roboto Light'" style:font-adornments="Light" style:font-pitch="variable"/>
    <style:font-face style:name="Roboto Light2" svg:font-family="'Roboto Light'" style:font-adornments="Regular" style:font-pitch="variable"/>
    <style:font-face style:name="Roboto Medium" svg:font-family="'Roboto Medium'" style:font-pitch="variable"/>
    <style:font-face style:name="StarSymbol" svg:font-family="StarSymbol" style:font-charset="x-symbol"/>
    <style:font-face style:name="Times New Roman" svg:font-family="'Times New Roman'" style:font-family-generic="roman" style:font-pitch="variable"/>
  </office:font-face-decls>
  <office:automatic-styles>
    <style:style style:name="Table4" style:family="table">
      <style:table-properties style:width="3.3826in" fo:margin-left="2.6667in" fo:margin-right="-0.0014in" table:align="margins"/>
    </style:style>
    <style:style style:name="Table4.A" style:family="table-column">
      <style:table-column-properties style:column-width="1.1111in" style:rel-column-width="21531*"/>
    </style:style>
    <style:style style:name="Table4.B" style:family="table-column">
      <style:table-column-properties style:column-width="2.2715in" style:rel-column-width="44004*"/>
    </style:style>
    <style:style style:name="Table4.A1" style:family="table-cell">
      <style:table-cell-properties style:vertical-align="top" fo:padding="0in" fo:border="none"/>
    </style:style>
    <style:style style:name="Table3" style:family="table">
      <style:table-properties style:width="3.3826in" fo:margin-left="2.6667in" fo:margin-right="-0.0014in" table:align="margins"/>
    </style:style>
    <style:style style:name="Table3.A" style:family="table-column">
      <style:table-column-properties style:column-width="1.1111in" style:rel-column-width="21531*"/>
    </style:style>
    <style:style style:name="Table3.B" style:family="table-column">
      <style:table-column-properties style:column-width="2.2715in" style:rel-column-width="44004*"/>
    </style:style>
    <style:style style:name="Table3.A1" style:family="table-cell">
      <style:table-cell-properties style:vertical-align="top" fo:padding="0in" fo:border="none"/>
    </style:style>
    <style:style style:name="Table2" style:family="table">
      <style:table-properties style:width="3.3826in" fo:margin-left="2.6667in" fo:margin-right="-0.0014in" table:align="margins"/>
    </style:style>
    <style:style style:name="Table2.A" style:family="table-column">
      <style:table-column-properties style:column-width="1.1111in" style:rel-column-width="21526*"/>
    </style:style>
    <style:style style:name="Table2.B" style:family="table-column">
      <style:table-column-properties style:column-width="2.2715in" style:rel-column-width="44009*"/>
    </style:style>
    <style:style style:name="Table2.A1" style:family="table-cell">
      <style:table-cell-properties style:vertical-align="top" fo:padding="0in" fo:border="none"/>
    </style:style>
    <style:style style:name="Table7" style:family="table">
      <style:table-properties style:width="3.3826in" fo:margin-left="2.6667in" fo:margin-right="-0.0014in" table:align="margins"/>
    </style:style>
    <style:style style:name="Table7.A" style:family="table-column">
      <style:table-column-properties style:column-width="1.1111in" style:rel-column-width="21531*"/>
    </style:style>
    <style:style style:name="Table7.B" style:family="table-column">
      <style:table-column-properties style:column-width="2.2715in" style:rel-column-width="44004*"/>
    </style:style>
    <style:style style:name="Table7.A1" style:family="table-cell">
      <style:table-cell-properties style:vertical-align="top" fo:padding="0in" fo:border="none"/>
    </style:style>
    <style:style style:name="Table6" style:family="table">
      <style:table-properties style:width="3.3826in" fo:margin-left="2.6667in" fo:margin-right="-0.0014in" table:align="margins"/>
    </style:style>
    <style:style style:name="Table6.A" style:family="table-column">
      <style:table-column-properties style:column-width="1.1111in" style:rel-column-width="21531*"/>
    </style:style>
    <style:style style:name="Table6.B" style:family="table-column">
      <style:table-column-properties style:column-width="2.2715in" style:rel-column-width="44004*"/>
    </style:style>
    <style:style style:name="Table6.A1" style:family="table-cell">
      <style:table-cell-properties style:vertical-align="top" fo:padding="0in" fo:border="none"/>
    </style:style>
    <style:style style:name="Table9" style:family="table">
      <style:table-properties style:width="3.3826in" fo:margin-left="2.6667in" fo:margin-right="-0.0014in" table:align="margins"/>
    </style:style>
    <style:style style:name="Table9.A" style:family="table-column">
      <style:table-column-properties style:column-width="1.1111in" style:rel-column-width="21531*"/>
    </style:style>
    <style:style style:name="Table9.B" style:family="table-column">
      <style:table-column-properties style:column-width="2.2715in" style:rel-column-width="44004*"/>
    </style:style>
    <style:style style:name="Table9.A1" style:family="table-cell">
      <style:table-cell-properties style:vertical-align="top" fo:padding="0in" fo:border="none"/>
    </style:style>
    <style:style style:name="Tabelle7" style:family="table">
      <style:table-properties style:width="6.0458in" fo:margin-left="0in" fo:margin-right="-0.0063in" table:align="margins"/>
    </style:style>
    <style:style style:name="Tabelle7.A" style:family="table-column">
      <style:table-column-properties style:column-width="1.2785in" style:rel-column-width="13860*"/>
    </style:style>
    <style:style style:name="Tabelle7.B" style:family="table-column">
      <style:table-column-properties style:column-width="4.7674in" style:rel-column-width="51675*"/>
    </style:style>
    <style:style style:name="Tabelle7.A1" style:family="table-cell">
      <style:table-cell-properties fo:background-color="#e6e6e6" fo:padding="0.0382in" fo:border-left="1pt solid #999999" fo:border-right="none" fo:border-top="1pt solid #999999" fo:border-bottom="1pt solid #999999">
        <style:background-image/>
      </style:table-cell-properties>
    </style:style>
    <style:style style:name="Tabelle7.B1" style:family="table-cell">
      <style:table-cell-properties fo:background-color="#e6e6e6" fo:padding="0.0382in" fo:border="1pt solid #999999">
        <style:background-image/>
      </style:table-cell-properties>
    </style:style>
    <style:style style:name="Tabelle7.A2" style:family="table-cell">
      <style:table-cell-properties fo:background-color="transparent" fo:padding="0.0382in" fo:border-left="1pt solid #999999" fo:border-right="none" fo:border-top="none" fo:border-bottom="1pt solid #999999">
        <style:background-image/>
      </style:table-cell-properties>
    </style:style>
    <style:style style:name="Tabelle7.B2" style:family="table-cell">
      <style:table-cell-properties fo:background-color="transparent" fo:padding="0.0382in" fo:border-left="1pt solid #999999" fo:border-right="1pt solid #999999" fo:border-top="none" fo:border-bottom="1pt solid #999999">
        <style:background-image/>
      </style:table-cell-properties>
    </style:style>
    <style:style style:name="Tabelle1" style:family="table">
      <style:table-properties style:width="6.0417in" fo:margin-left="-0.0021in" fo:margin-right="0in" fo:break-before="auto" fo:break-after="auto" table:align="margins" fo:background-color="transparent" fo:keep-with-next="auto" style:may-break-between-rows="true" style:writing-mode="lr-tb">
        <style:background-image/>
      </style:table-properties>
    </style:style>
    <style:style style:name="Tabelle1.A" style:family="table-column">
      <style:table-column-properties style:column-width="1.8097in" style:rel-column-width="19630*"/>
    </style:style>
    <style:style style:name="Tabelle1.B" style:family="table-column">
      <style:table-column-properties style:column-width="0.3125in" style:rel-column-width="3389*"/>
    </style:style>
    <style:style style:name="Tabelle1.D" style:family="table-column">
      <style:table-column-properties style:column-width="0.4792in" style:rel-column-width="5197*"/>
    </style:style>
    <style:style style:name="Tabelle1.E" style:family="table-column">
      <style:table-column-properties style:column-width="0.3111in" style:rel-column-width="3376*"/>
    </style:style>
    <style:style style:name="Tabelle1.F" style:family="table-column">
      <style:table-column-properties style:column-width="0.3118in" style:rel-column-width="3383*"/>
    </style:style>
    <style:style style:name="Tabelle1.I" style:family="table-column">
      <style:table-column-properties style:column-width="0.3167in" style:rel-column-width="3437*"/>
    </style:style>
    <style:style style:name="Tabelle1.J" style:family="table-column">
      <style:table-column-properties style:column-width="1.5653in" style:rel-column-width="16982*"/>
    </style:style>
    <style:style style:name="Tabelle1.1" style:family="table-row">
      <style:table-row-properties style:min-row-height="0.2597in"/>
    </style:style>
    <style:style style:name="Tabelle1.A1" style:family="table-cell">
      <style:table-cell-properties style:vertical-align="top" fo:background-color="#e6e6e6" fo:padding-left="0.0486in" fo:padding-right="0.0486in" fo:padding-top="0in" fo:padding-bottom="0in" fo:border-left="1pt solid #999999" fo:border-right="none" fo:border-top="1pt solid #999999" fo:border-bottom="1pt solid #999999">
        <style:background-image/>
      </style:table-cell-properties>
    </style:style>
    <style:style style:name="Tabelle1.E1" style:family="table-cell">
      <style:table-cell-properties style:vertical-align="" fo:background-color="#e6e6e6" fo:padding-left="0.0486in" fo:padding-right="0.0486in" fo:padding-top="0in" fo:padding-bottom="0in" fo:border-left="1pt solid #999999" fo:border-right="none" fo:border-top="1pt solid #999999" fo:border-bottom="1pt solid #999999">
        <style:background-image/>
      </style:table-cell-properties>
    </style:style>
    <style:style style:name="Tabelle1.J1" style:family="table-cell">
      <style:table-cell-properties style:vertical-align="top" fo:background-color="#e6e6e6" fo:padding-left="0.0486in" fo:padding-right="0.0486in" fo:padding-top="0in" fo:padding-bottom="0in" fo:border="1pt solid #999999">
        <style:background-image/>
      </style:table-cell-properties>
    </style:style>
    <style:style style:name="Tabelle1.2" style:family="table-row">
      <style:table-row-properties style:min-row-height="1.0792in"/>
    </style:style>
    <style:style style:name="Tabelle1.E2" style:family="table-cell">
      <style:table-cell-properties style:vertical-align="middle" fo:background-color="#e6e6e6" fo:padding-left="0.0486in" fo:padding-right="0.0486in" fo:padding-top="0in" fo:padding-bottom="0in" fo:border-left="1pt solid #999999" fo:border-right="none" fo:border-top="none" fo:border-bottom="1pt solid #999999">
        <style:background-image/>
      </style:table-cell-properties>
    </style:style>
    <style:style style:name="LINUXDISTRIBUTIONEN" style:family="table">
      <style:table-properties style:width="6.0382in" fo:break-before="auto" fo:break-after="auto" table:align="left"/>
    </style:style>
    <style:style style:name="LINUXDISTRIBUTIONEN.A" style:family="table-column">
      <style:table-column-properties style:column-width="1.8118in"/>
    </style:style>
    <style:style style:name="LINUXDISTRIBUTIONEN.B" style:family="table-column">
      <style:table-column-properties style:column-width="0.3118in"/>
    </style:style>
    <style:style style:name="LINUXDISTRIBUTIONEN.C" style:family="table-column">
      <style:table-column-properties style:column-width="0.3125in"/>
    </style:style>
    <style:style style:name="LINUXDISTRIBUTIONEN.D" style:family="table-column">
      <style:table-column-properties style:column-width="0.5007in"/>
    </style:style>
    <style:style style:name="LINUXDISTRIBUTIONEN.J" style:family="table-column">
      <style:table-column-properties style:column-width="1.5396in"/>
    </style:style>
    <style:style style:name="LINUXDISTRIBUTIONEN.A1" style:family="table-cell">
      <style:table-cell-properties fo:padding="0.0382in" fo:border="0.05pt solid #000000"/>
    </style:style>
    <style:style style:name="LINUXDISTRIBUTIONEN.A2" style:family="table-cell">
      <style:table-cell-properties fo:padding="0.0382in" fo:border-left="0.05pt solid #000000" fo:border-right="none" fo:border-top="none" fo:border-bottom="0.05pt solid #000000"/>
    </style:style>
    <style:style style:name="LINUXDISTRIBUTIONEN.J2" style:family="table-cell">
      <style:table-cell-properties fo:padding="0.0382in" fo:border-left="0.05pt solid #000000" fo:border-right="0.05pt solid #000000" fo:border-top="none" fo:border-bottom="0.05pt solid #000000"/>
    </style:style>
    <style:style style:name="LINUXSYSTEM-_26_CONFIGURATION-MANAGEMENT" style:display-name="LINUXSYSTEM-&amp;CONFIGURATION-MANAGEMENT" style:family="table">
      <style:table-properties style:width="6.0382in" fo:break-before="auto" fo:break-after="auto" table:align="left"/>
    </style:style>
    <style:style style:name="LINUXSYSTEM-_26_CONFIGURATION-MANAGEMENT.A" style:display-name="LINUXSYSTEM-&amp;CONFIGURATION-MANAGEMENT.A" style:family="table-column">
      <style:table-column-properties style:column-width="1.8118in"/>
    </style:style>
    <style:style style:name="LINUXSYSTEM-_26_CONFIGURATION-MANAGEMENT.B" style:display-name="LINUXSYSTEM-&amp;CONFIGURATION-MANAGEMENT.B" style:family="table-column">
      <style:table-column-properties style:column-width="0.3118in"/>
    </style:style>
    <style:style style:name="LINUXSYSTEM-_26_CONFIGURATION-MANAGEMENT.C" style:display-name="LINUXSYSTEM-&amp;CONFIGURATION-MANAGEMENT.C" style:family="table-column">
      <style:table-column-properties style:column-width="0.3125in"/>
    </style:style>
    <style:style style:name="LINUXSYSTEM-_26_CONFIGURATION-MANAGEMENT.D" style:display-name="LINUXSYSTEM-&amp;CONFIGURATION-MANAGEMENT.D" style:family="table-column">
      <style:table-column-properties style:column-width="0.5007in"/>
    </style:style>
    <style:style style:name="LINUXSYSTEM-_26_CONFIGURATION-MANAGEMENT.J" style:display-name="LINUXSYSTEM-&amp;CONFIGURATION-MANAGEMENT.J" style:family="table-column">
      <style:table-column-properties style:column-width="1.5396in"/>
    </style:style>
    <style:style style:name="LINUXSYSTEM-_26_CONFIGURATION-MANAGEMENT.A1" style:display-name="LINUXSYSTEM-&amp;CONFIGURATION-MANAGEMENT.A1" style:family="table-cell">
      <style:table-cell-properties fo:padding="0.0382in" fo:border="0.05pt solid #000000"/>
    </style:style>
    <style:style style:name="LINUXSYSTEM-_26_CONFIGURATION-MANAGEMENT.A2" style:display-name="LINUXSYSTEM-&amp;CONFIGURATION-MANAGEMENT.A2" style:family="table-cell">
      <style:table-cell-properties fo:padding="0.0382in" fo:border-left="0.05pt solid #000000" fo:border-right="none" fo:border-top="none" fo:border-bottom="0.05pt solid #000000"/>
    </style:style>
    <style:style style:name="LINUXSYSTEM-_26_CONFIGURATION-MANAGEMENT.J2" style:display-name="LINUXSYSTEM-&amp;CONFIGURATION-MANAGEMENT.J2" style:family="table-cell">
      <style:table-cell-properties fo:padding="0.0382in" fo:border-left="0.05pt solid #000000" fo:border-right="0.05pt solid #000000" fo:border-top="none" fo:border-bottom="0.05pt solid #000000"/>
    </style:style>
    <style:style style:name="MONITORING" style:family="table">
      <style:table-properties style:width="6.0382in" fo:break-before="auto" fo:break-after="auto" table:align="left"/>
    </style:style>
    <style:style style:name="MONITORING.A" style:family="table-column">
      <style:table-column-properties style:column-width="1.8118in"/>
    </style:style>
    <style:style style:name="MONITORING.B" style:family="table-column">
      <style:table-column-properties style:column-width="0.3118in"/>
    </style:style>
    <style:style style:name="MONITORING.C" style:family="table-column">
      <style:table-column-properties style:column-width="0.3125in"/>
    </style:style>
    <style:style style:name="MONITORING.D" style:family="table-column">
      <style:table-column-properties style:column-width="0.5007in"/>
    </style:style>
    <style:style style:name="MONITORING.J" style:family="table-column">
      <style:table-column-properties style:column-width="1.5396in"/>
    </style:style>
    <style:style style:name="MONITORING.A1" style:family="table-cell">
      <style:table-cell-properties fo:padding="0.0382in" fo:border="0.05pt solid #000000"/>
    </style:style>
    <style:style style:name="MONITORING.A2" style:family="table-cell">
      <style:table-cell-properties fo:padding="0.0382in" fo:border-left="0.05pt solid #000000" fo:border-right="none" fo:border-top="none" fo:border-bottom="0.05pt solid #000000"/>
    </style:style>
    <style:style style:name="MONITORING.J2" style:family="table-cell">
      <style:table-cell-properties fo:padding="0.0382in" fo:border-left="0.05pt solid #000000" fo:border-right="0.05pt solid #000000" fo:border-top="none" fo:border-bottom="0.05pt solid #000000"/>
    </style:style>
    <style:style style:name="STORAGE_2f_FILESERVICES" style:display-name="STORAGE/FILESERVICES" style:family="table">
      <style:table-properties style:width="6.0382in" fo:break-before="auto" fo:break-after="auto" table:align="left"/>
    </style:style>
    <style:style style:name="STORAGE_2f_FILESERVICES.A" style:display-name="STORAGE/FILESERVICES.A" style:family="table-column">
      <style:table-column-properties style:column-width="1.8118in"/>
    </style:style>
    <style:style style:name="STORAGE_2f_FILESERVICES.B" style:display-name="STORAGE/FILESERVICES.B" style:family="table-column">
      <style:table-column-properties style:column-width="0.3118in"/>
    </style:style>
    <style:style style:name="STORAGE_2f_FILESERVICES.C" style:display-name="STORAGE/FILESERVICES.C" style:family="table-column">
      <style:table-column-properties style:column-width="0.3125in"/>
    </style:style>
    <style:style style:name="STORAGE_2f_FILESERVICES.D" style:display-name="STORAGE/FILESERVICES.D" style:family="table-column">
      <style:table-column-properties style:column-width="0.5007in"/>
    </style:style>
    <style:style style:name="STORAGE_2f_FILESERVICES.J" style:display-name="STORAGE/FILESERVICES.J" style:family="table-column">
      <style:table-column-properties style:column-width="1.5396in"/>
    </style:style>
    <style:style style:name="STORAGE_2f_FILESERVICES.A1" style:display-name="STORAGE/FILESERVICES.A1" style:family="table-cell">
      <style:table-cell-properties fo:padding="0.0382in" fo:border="0.05pt solid #000000"/>
    </style:style>
    <style:style style:name="STORAGE_2f_FILESERVICES.A2" style:display-name="STORAGE/FILESERVICES.A2" style:family="table-cell">
      <style:table-cell-properties fo:padding="0.0382in" fo:border-left="0.05pt solid #000000" fo:border-right="none" fo:border-top="none" fo:border-bottom="0.05pt solid #000000"/>
    </style:style>
    <style:style style:name="STORAGE_2f_FILESERVICES.J2" style:display-name="STORAGE/FILESERVICES.J2" style:family="table-cell">
      <style:table-cell-properties fo:padding="0.0382in" fo:border-left="0.05pt solid #000000" fo:border-right="0.05pt solid #000000" fo:border-top="none" fo:border-bottom="0.05pt solid #000000"/>
    </style:style>
    <style:style style:name="PACKAGING" style:family="table">
      <style:table-properties style:width="6.0382in" fo:break-before="auto" fo:break-after="auto" table:align="left"/>
    </style:style>
    <style:style style:name="PACKAGING.A" style:family="table-column">
      <style:table-column-properties style:column-width="1.8118in"/>
    </style:style>
    <style:style style:name="PACKAGING.B" style:family="table-column">
      <style:table-column-properties style:column-width="0.3118in"/>
    </style:style>
    <style:style style:name="PACKAGING.C" style:family="table-column">
      <style:table-column-properties style:column-width="0.3125in"/>
    </style:style>
    <style:style style:name="PACKAGING.D" style:family="table-column">
      <style:table-column-properties style:column-width="0.5007in"/>
    </style:style>
    <style:style style:name="PACKAGING.J" style:family="table-column">
      <style:table-column-properties style:column-width="1.5396in"/>
    </style:style>
    <style:style style:name="PACKAGING.A1" style:family="table-cell">
      <style:table-cell-properties fo:padding="0.0382in" fo:border="0.05pt solid #000000"/>
    </style:style>
    <style:style style:name="PACKAGING.A2" style:family="table-cell">
      <style:table-cell-properties fo:padding="0.0382in" fo:border-left="0.05pt solid #000000" fo:border-right="none" fo:border-top="none" fo:border-bottom="0.05pt solid #000000"/>
    </style:style>
    <style:style style:name="PACKAGING.J2" style:family="table-cell">
      <style:table-cell-properties fo:padding="0.0382in" fo:border-left="0.05pt solid #000000" fo:border-right="0.05pt solid #000000" fo:border-top="none" fo:border-bottom="0.05pt solid #000000"/>
    </style:style>
    <style:style style:name="HOCHVERFüGBARKEIT" style:family="table">
      <style:table-properties style:width="6.0382in" fo:break-before="auto" fo:break-after="auto" table:align="left"/>
    </style:style>
    <style:style style:name="HOCHVERFüGBARKEIT.A" style:family="table-column">
      <style:table-column-properties style:column-width="1.8118in"/>
    </style:style>
    <style:style style:name="HOCHVERFüGBARKEIT.B" style:family="table-column">
      <style:table-column-properties style:column-width="0.3118in"/>
    </style:style>
    <style:style style:name="HOCHVERFüGBARKEIT.C" style:family="table-column">
      <style:table-column-properties style:column-width="0.3125in"/>
    </style:style>
    <style:style style:name="HOCHVERFüGBARKEIT.D" style:family="table-column">
      <style:table-column-properties style:column-width="0.5007in"/>
    </style:style>
    <style:style style:name="HOCHVERFüGBARKEIT.J" style:family="table-column">
      <style:table-column-properties style:column-width="1.5396in"/>
    </style:style>
    <style:style style:name="HOCHVERFüGBARKEIT.A1" style:family="table-cell">
      <style:table-cell-properties fo:padding="0.0382in" fo:border="0.05pt solid #000000"/>
    </style:style>
    <style:style style:name="HOCHVERFüGBARKEIT.A2" style:family="table-cell">
      <style:table-cell-properties fo:padding="0.0382in" fo:border-left="0.05pt solid #000000" fo:border-right="none" fo:border-top="none" fo:border-bottom="0.05pt solid #000000"/>
    </style:style>
    <style:style style:name="HOCHVERFüGBARKEIT.J2" style:family="table-cell">
      <style:table-cell-properties fo:padding="0.0382in" fo:border-left="0.05pt solid #000000" fo:border-right="0.05pt solid #000000" fo:border-top="none" fo:border-bottom="0.05pt solid #000000"/>
    </style:style>
    <style:style style:name="BACKUPSERVICES" style:family="table">
      <style:table-properties style:width="6.0382in" fo:break-before="auto" fo:break-after="auto" table:align="left"/>
    </style:style>
    <style:style style:name="BACKUPSERVICES.A" style:family="table-column">
      <style:table-column-properties style:column-width="1.8118in"/>
    </style:style>
    <style:style style:name="BACKUPSERVICES.B" style:family="table-column">
      <style:table-column-properties style:column-width="0.3118in"/>
    </style:style>
    <style:style style:name="BACKUPSERVICES.C" style:family="table-column">
      <style:table-column-properties style:column-width="0.3125in"/>
    </style:style>
    <style:style style:name="BACKUPSERVICES.D" style:family="table-column">
      <style:table-column-properties style:column-width="0.5007in"/>
    </style:style>
    <style:style style:name="BACKUPSERVICES.J" style:family="table-column">
      <style:table-column-properties style:column-width="1.5396in"/>
    </style:style>
    <style:style style:name="BACKUPSERVICES.A1" style:family="table-cell">
      <style:table-cell-properties fo:padding="0.0382in" fo:border="0.05pt solid #000000"/>
    </style:style>
    <style:style style:name="BACKUPSERVICES.A2" style:family="table-cell">
      <style:table-cell-properties fo:padding="0.0382in" fo:border-left="0.05pt solid #000000" fo:border-right="none" fo:border-top="none" fo:border-bottom="0.05pt solid #000000"/>
    </style:style>
    <style:style style:name="BACKUPSERVICES.J2" style:family="table-cell">
      <style:table-cell-properties fo:padding="0.0382in" fo:border-left="0.05pt solid #000000" fo:border-right="0.05pt solid #000000" fo:border-top="none" fo:border-bottom="0.05pt solid #000000"/>
    </style:style>
    <style:style style:name="MAILSERVICE" style:family="table">
      <style:table-properties style:width="6.059in" fo:margin-left="0in" fo:break-before="auto" fo:break-after="auto" table:align="left"/>
    </style:style>
    <style:style style:name="MAILSERVICE.A" style:family="table-column">
      <style:table-column-properties style:column-width="1.8118in"/>
    </style:style>
    <style:style style:name="MAILSERVICE.B" style:family="table-column">
      <style:table-column-properties style:column-width="0.3118in"/>
    </style:style>
    <style:style style:name="MAILSERVICE.C" style:family="table-column">
      <style:table-column-properties style:column-width="0.3125in"/>
    </style:style>
    <style:style style:name="MAILSERVICE.D" style:family="table-column">
      <style:table-column-properties style:column-width="0.5007in"/>
    </style:style>
    <style:style style:name="MAILSERVICE.J" style:family="table-column">
      <style:table-column-properties style:column-width="1.5604in"/>
    </style:style>
    <style:style style:name="MAILSERVICE.A1" style:family="table-cell">
      <style:table-cell-properties fo:padding="0.0382in" fo:border="0.05pt solid #000000"/>
    </style:style>
    <style:style style:name="MAILSERVICE.A2" style:family="table-cell">
      <style:table-cell-properties fo:padding="0.0382in" fo:border-left="0.05pt solid #000000" fo:border-right="none" fo:border-top="none" fo:border-bottom="0.05pt solid #000000"/>
    </style:style>
    <style:style style:name="MAILSERVICE.J2" style:family="table-cell">
      <style:table-cell-properties fo:padding="0.0382in" fo:border-left="0.05pt solid #000000" fo:border-right="0.05pt solid #000000" fo:border-top="none" fo:border-bottom="0.05pt solid #000000"/>
    </style:style>
    <style:style style:name="WEB-_26_APPLICATION-SERVER" style:display-name="WEB-&amp;APPLICATION-SERVER" style:family="table">
      <style:table-properties style:width="6.059in" fo:margin-left="0in" fo:break-before="auto" fo:break-after="auto" table:align="left"/>
    </style:style>
    <style:style style:name="WEB-_26_APPLICATION-SERVER.A" style:display-name="WEB-&amp;APPLICATION-SERVER.A" style:family="table-column">
      <style:table-column-properties style:column-width="1.8118in"/>
    </style:style>
    <style:style style:name="WEB-_26_APPLICATION-SERVER.B" style:display-name="WEB-&amp;APPLICATION-SERVER.B" style:family="table-column">
      <style:table-column-properties style:column-width="0.3118in"/>
    </style:style>
    <style:style style:name="WEB-_26_APPLICATION-SERVER.C" style:display-name="WEB-&amp;APPLICATION-SERVER.C" style:family="table-column">
      <style:table-column-properties style:column-width="0.3125in"/>
    </style:style>
    <style:style style:name="WEB-_26_APPLICATION-SERVER.D" style:display-name="WEB-&amp;APPLICATION-SERVER.D" style:family="table-column">
      <style:table-column-properties style:column-width="0.5007in"/>
    </style:style>
    <style:style style:name="WEB-_26_APPLICATION-SERVER.J" style:display-name="WEB-&amp;APPLICATION-SERVER.J" style:family="table-column">
      <style:table-column-properties style:column-width="1.5604in"/>
    </style:style>
    <style:style style:name="WEB-_26_APPLICATION-SERVER.A1" style:display-name="WEB-&amp;APPLICATION-SERVER.A1" style:family="table-cell">
      <style:table-cell-properties fo:padding="0.0382in" fo:border="0.05pt solid #000000"/>
    </style:style>
    <style:style style:name="WEB-_26_APPLICATION-SERVER.A2" style:display-name="WEB-&amp;APPLICATION-SERVER.A2" style:family="table-cell">
      <style:table-cell-properties fo:padding="0.0382in" fo:border-left="0.05pt solid #000000" fo:border-right="none" fo:border-top="none" fo:border-bottom="0.05pt solid #000000"/>
    </style:style>
    <style:style style:name="WEB-_26_APPLICATION-SERVER.J2" style:display-name="WEB-&amp;APPLICATION-SERVER.J2" style:family="table-cell">
      <style:table-cell-properties fo:padding="0.0382in" fo:border-left="0.05pt solid #000000" fo:border-right="0.05pt solid #000000" fo:border-top="none" fo:border-bottom="0.05pt solid #000000"/>
    </style:style>
    <style:style style:name="DBSERVER" style:family="table">
      <style:table-properties style:width="6.059in" fo:margin-left="0in" fo:break-before="auto" fo:break-after="auto" table:align="left"/>
    </style:style>
    <style:style style:name="DBSERVER.A" style:family="table-column">
      <style:table-column-properties style:column-width="1.8118in"/>
    </style:style>
    <style:style style:name="DBSERVER.B" style:family="table-column">
      <style:table-column-properties style:column-width="0.3118in"/>
    </style:style>
    <style:style style:name="DBSERVER.C" style:family="table-column">
      <style:table-column-properties style:column-width="0.3125in"/>
    </style:style>
    <style:style style:name="DBSERVER.D" style:family="table-column">
      <style:table-column-properties style:column-width="0.5007in"/>
    </style:style>
    <style:style style:name="DBSERVER.J" style:family="table-column">
      <style:table-column-properties style:column-width="1.5604in"/>
    </style:style>
    <style:style style:name="DBSERVER.A1" style:family="table-cell">
      <style:table-cell-properties fo:padding="0.0382in" fo:border="0.05pt solid #000000"/>
    </style:style>
    <style:style style:name="DBSERVER.A2" style:family="table-cell">
      <style:table-cell-properties fo:padding="0.0382in" fo:border-left="0.05pt solid #000000" fo:border-right="none" fo:border-top="none" fo:border-bottom="0.05pt solid #000000"/>
    </style:style>
    <style:style style:name="DBSERVER.J2" style:family="table-cell">
      <style:table-cell-properties fo:padding="0.0382in" fo:border-left="0.05pt solid #000000" fo:border-right="0.05pt solid #000000" fo:border-top="none" fo:border-bottom="0.05pt solid #000000"/>
    </style:style>
    <style:style style:name="SECURITY" style:family="table">
      <style:table-properties style:width="6.059in" fo:margin-left="0in" fo:break-before="auto" fo:break-after="auto" table:align="left"/>
    </style:style>
    <style:style style:name="SECURITY.A" style:family="table-column">
      <style:table-column-properties style:column-width="1.8118in"/>
    </style:style>
    <style:style style:name="SECURITY.B" style:family="table-column">
      <style:table-column-properties style:column-width="0.3118in"/>
    </style:style>
    <style:style style:name="SECURITY.C" style:family="table-column">
      <style:table-column-properties style:column-width="0.3125in"/>
    </style:style>
    <style:style style:name="SECURITY.D" style:family="table-column">
      <style:table-column-properties style:column-width="0.5007in"/>
    </style:style>
    <style:style style:name="SECURITY.J" style:family="table-column">
      <style:table-column-properties style:column-width="1.5604in"/>
    </style:style>
    <style:style style:name="SECURITY.A1" style:family="table-cell">
      <style:table-cell-properties fo:padding="0.0382in" fo:border="0.05pt solid #000000"/>
    </style:style>
    <style:style style:name="SECURITY.A2" style:family="table-cell">
      <style:table-cell-properties fo:padding="0.0382in" fo:border-left="0.05pt solid #000000" fo:border-right="none" fo:border-top="none" fo:border-bottom="0.05pt solid #000000"/>
    </style:style>
    <style:style style:name="SECURITY.J2" style:family="table-cell">
      <style:table-cell-properties fo:padding="0.0382in" fo:border-left="0.05pt solid #000000" fo:border-right="0.05pt solid #000000" fo:border-top="none" fo:border-bottom="0.05pt solid #000000"/>
    </style:style>
    <style:style style:name="SERVERVIRTUALISIERUNG" style:family="table">
      <style:table-properties style:width="6.059in" fo:margin-left="0in" fo:break-before="auto" fo:break-after="auto" table:align="left"/>
    </style:style>
    <style:style style:name="SERVERVIRTUALISIERUNG.A" style:family="table-column">
      <style:table-column-properties style:column-width="1.8118in"/>
    </style:style>
    <style:style style:name="SERVERVIRTUALISIERUNG.B" style:family="table-column">
      <style:table-column-properties style:column-width="0.3118in"/>
    </style:style>
    <style:style style:name="SERVERVIRTUALISIERUNG.C" style:family="table-column">
      <style:table-column-properties style:column-width="0.3125in"/>
    </style:style>
    <style:style style:name="SERVERVIRTUALISIERUNG.D" style:family="table-column">
      <style:table-column-properties style:column-width="0.5007in"/>
    </style:style>
    <style:style style:name="SERVERVIRTUALISIERUNG.J" style:family="table-column">
      <style:table-column-properties style:column-width="1.5604in"/>
    </style:style>
    <style:style style:name="SERVERVIRTUALISIERUNG.A1" style:family="table-cell">
      <style:table-cell-properties fo:padding="0.0382in" fo:border="0.05pt solid #000000"/>
    </style:style>
    <style:style style:name="SERVERVIRTUALISIERUNG.A2" style:family="table-cell">
      <style:table-cell-properties fo:padding="0.0382in" fo:border-left="0.05pt solid #000000" fo:border-right="none" fo:border-top="none" fo:border-bottom="0.05pt solid #000000"/>
    </style:style>
    <style:style style:name="SERVERVIRTUALISIERUNG.J2" style:family="table-cell">
      <style:table-cell-properties fo:padding="0.0382in" fo:border-left="0.05pt solid #000000" fo:border-right="0.05pt solid #000000" fo:border-top="none" fo:border-bottom="0.05pt solid #000000"/>
    </style:style>
    <style:style style:name="CLOUD_28_IAAS_2f_PAAS_29_" style:display-name="CLOUD(IAAS/PAAS)" style:family="table">
      <style:table-properties style:width="6.059in" fo:margin-left="0in" fo:break-before="auto" fo:break-after="auto" table:align="left"/>
    </style:style>
    <style:style style:name="CLOUD_28_IAAS_2f_PAAS_29_.A" style:display-name="CLOUD(IAAS/PAAS).A" style:family="table-column">
      <style:table-column-properties style:column-width="1.8118in"/>
    </style:style>
    <style:style style:name="CLOUD_28_IAAS_2f_PAAS_29_.B" style:display-name="CLOUD(IAAS/PAAS).B" style:family="table-column">
      <style:table-column-properties style:column-width="0.3118in"/>
    </style:style>
    <style:style style:name="CLOUD_28_IAAS_2f_PAAS_29_.C" style:display-name="CLOUD(IAAS/PAAS).C" style:family="table-column">
      <style:table-column-properties style:column-width="0.3125in"/>
    </style:style>
    <style:style style:name="CLOUD_28_IAAS_2f_PAAS_29_.D" style:display-name="CLOUD(IAAS/PAAS).D" style:family="table-column">
      <style:table-column-properties style:column-width="0.5007in"/>
    </style:style>
    <style:style style:name="CLOUD_28_IAAS_2f_PAAS_29_.J" style:display-name="CLOUD(IAAS/PAAS).J" style:family="table-column">
      <style:table-column-properties style:column-width="1.5604in"/>
    </style:style>
    <style:style style:name="CLOUD_28_IAAS_2f_PAAS_29_.A1" style:display-name="CLOUD(IAAS/PAAS).A1" style:family="table-cell">
      <style:table-cell-properties fo:padding="0.0382in" fo:border="0.05pt solid #000000"/>
    </style:style>
    <style:style style:name="CLOUD_28_IAAS_2f_PAAS_29_.A2" style:display-name="CLOUD(IAAS/PAAS).A2" style:family="table-cell">
      <style:table-cell-properties fo:padding="0.0382in" fo:border-left="0.05pt solid #000000" fo:border-right="none" fo:border-top="none" fo:border-bottom="0.05pt solid #000000"/>
    </style:style>
    <style:style style:name="CLOUD_28_IAAS_2f_PAAS_29_.J2" style:display-name="CLOUD(IAAS/PAAS).J2" style:family="table-cell">
      <style:table-cell-properties fo:padding="0.0382in" fo:border-left="0.05pt solid #000000" fo:border-right="0.05pt solid #000000" fo:border-top="none" fo:border-bottom="0.05pt solid #000000"/>
    </style:style>
    <style:style style:name="TOOLS" style:family="table">
      <style:table-properties style:width="6.059in" fo:margin-left="0in" fo:break-before="auto" fo:break-after="auto" table:align="left"/>
    </style:style>
    <style:style style:name="TOOLS.A" style:family="table-column">
      <style:table-column-properties style:column-width="1.8118in"/>
    </style:style>
    <style:style style:name="TOOLS.B" style:family="table-column">
      <style:table-column-properties style:column-width="0.3118in"/>
    </style:style>
    <style:style style:name="TOOLS.C" style:family="table-column">
      <style:table-column-properties style:column-width="0.3125in"/>
    </style:style>
    <style:style style:name="TOOLS.D" style:family="table-column">
      <style:table-column-properties style:column-width="0.5007in"/>
    </style:style>
    <style:style style:name="TOOLS.J" style:family="table-column">
      <style:table-column-properties style:column-width="1.5604in"/>
    </style:style>
    <style:style style:name="TOOLS.A1" style:family="table-cell">
      <style:table-cell-properties fo:padding="0.0382in" fo:border="0.05pt solid #000000"/>
    </style:style>
    <style:style style:name="TOOLS.A2" style:family="table-cell">
      <style:table-cell-properties fo:padding="0.0382in" fo:border-left="0.05pt solid #000000" fo:border-right="none" fo:border-top="none" fo:border-bottom="0.05pt solid #000000"/>
    </style:style>
    <style:style style:name="TOOLS.J2" style:family="table-cell">
      <style:table-cell-properties fo:padding="0.0382in" fo:border-left="0.05pt solid #000000" fo:border-right="0.05pt solid #000000" fo:border-top="none" fo:border-bottom="0.05pt solid #000000"/>
    </style:style>
    <style:style style:name="PROGRAMMIER-UNDSCRIPT-SPRACHEN" style:family="table">
      <style:table-properties style:width="6.059in" fo:margin-left="0in" fo:break-before="auto" fo:break-after="auto" table:align="left"/>
    </style:style>
    <style:style style:name="PROGRAMMIER-UNDSCRIPT-SPRACHEN.A" style:family="table-column">
      <style:table-column-properties style:column-width="1.8118in"/>
    </style:style>
    <style:style style:name="PROGRAMMIER-UNDSCRIPT-SPRACHEN.B" style:family="table-column">
      <style:table-column-properties style:column-width="0.3118in"/>
    </style:style>
    <style:style style:name="PROGRAMMIER-UNDSCRIPT-SPRACHEN.C" style:family="table-column">
      <style:table-column-properties style:column-width="0.3125in"/>
    </style:style>
    <style:style style:name="PROGRAMMIER-UNDSCRIPT-SPRACHEN.D" style:family="table-column">
      <style:table-column-properties style:column-width="0.5007in"/>
    </style:style>
    <style:style style:name="PROGRAMMIER-UNDSCRIPT-SPRACHEN.J" style:family="table-column">
      <style:table-column-properties style:column-width="1.5604in"/>
    </style:style>
    <style:style style:name="PROGRAMMIER-UNDSCRIPT-SPRACHEN.A1" style:family="table-cell">
      <style:table-cell-properties fo:padding="0.0382in" fo:border="0.05pt solid #000000"/>
    </style:style>
    <style:style style:name="PROGRAMMIER-UNDSCRIPT-SPRACHEN.2" style:family="table-row">
      <style:table-row-properties style:min-row-height="0.3201in"/>
    </style:style>
    <style:style style:name="PROGRAMMIER-UNDSCRIPT-SPRACHEN.A2" style:family="table-cell">
      <style:table-cell-properties fo:padding="0.0382in" fo:border-left="0.05pt solid #000000" fo:border-right="none" fo:border-top="none" fo:border-bottom="0.05pt solid #000000"/>
    </style:style>
    <style:style style:name="PROGRAMMIER-UNDSCRIPT-SPRACHEN.J2" style:family="table-cell">
      <style:table-cell-properties fo:padding="0.0382in" fo:border-left="0.05pt solid #000000" fo:border-right="0.05pt solid #000000" fo:border-top="none" fo:border-bottom="0.05pt solid #000000"/>
    </style:style>
    <style:style style:name="VERSIONCONTROL" style:family="table">
      <style:table-properties style:width="6.059in" fo:margin-left="0in" fo:break-before="auto" fo:break-after="auto" table:align="left"/>
    </style:style>
    <style:style style:name="VERSIONCONTROL.A" style:family="table-column">
      <style:table-column-properties style:column-width="1.8118in"/>
    </style:style>
    <style:style style:name="VERSIONCONTROL.B" style:family="table-column">
      <style:table-column-properties style:column-width="0.3118in"/>
    </style:style>
    <style:style style:name="VERSIONCONTROL.C" style:family="table-column">
      <style:table-column-properties style:column-width="0.3125in"/>
    </style:style>
    <style:style style:name="VERSIONCONTROL.D" style:family="table-column">
      <style:table-column-properties style:column-width="0.5007in"/>
    </style:style>
    <style:style style:name="VERSIONCONTROL.J" style:family="table-column">
      <style:table-column-properties style:column-width="1.5604in"/>
    </style:style>
    <style:style style:name="VERSIONCONTROL.A1" style:family="table-cell">
      <style:table-cell-properties fo:padding="0.0382in" fo:border="0.05pt solid #000000"/>
    </style:style>
    <style:style style:name="VERSIONCONTROL.A2" style:family="table-cell">
      <style:table-cell-properties fo:padding="0.0382in" fo:border-left="0.05pt solid #000000" fo:border-right="none" fo:border-top="none" fo:border-bottom="0.05pt solid #000000"/>
    </style:style>
    <style:style style:name="VERSIONCONTROL.J2" style:family="table-cell">
      <style:table-cell-properties fo:padding="0.0382in" fo:border-left="0.05pt solid #000000" fo:border-right="0.05pt solid #000000" fo:border-top="none" fo:border-bottom="0.05pt solid #000000"/>
    </style:style>
    <style:style style:name="Tabelle8" style:family="table">
      <style:table-properties style:width="6.0417in" fo:margin-left="-0.0021in" fo:margin-right="0in" fo:break-before="auto" fo:break-after="auto" table:align="margins" fo:background-color="transparent" fo:keep-with-next="always" style:may-break-between-rows="true" style:writing-mode="lr-tb">
        <style:background-image/>
      </style:table-properties>
    </style:style>
    <style:style style:name="Tabelle8.A" style:family="table-column">
      <style:table-column-properties style:column-width="1.6736in" style:rel-column-width="18153*"/>
    </style:style>
    <style:style style:name="Tabelle8.B" style:family="table-column">
      <style:table-column-properties style:column-width="0.6271in" style:rel-column-width="6802*"/>
    </style:style>
    <style:style style:name="Tabelle8.C" style:family="table-column">
      <style:table-column-properties style:column-width="3.741in" style:rel-column-width="40580*"/>
    </style:style>
    <style:style style:name="Tabelle8.1" style:family="table-row">
      <style:table-row-properties style:row-height="0.2361in"/>
    </style:style>
    <style:style style:name="Tabelle8.A1" style:family="table-cell">
      <style:table-cell-properties style:vertical-align="middle" fo:background-color="#c0c0c0" fo:padding-left="0.0486in" fo:padding-right="0.0486in" fo:padding-top="0in" fo:padding-bottom="0in" fo:border-left="1pt solid #999999" fo:border-right="none" fo:border-top="1pt solid #999999" fo:border-bottom="1pt solid #999999">
        <style:background-image/>
      </style:table-cell-properties>
    </style:style>
    <style:style style:name="Tabelle8.C1" style:family="table-cell">
      <style:table-cell-properties style:vertical-align="middle" fo:background-color="#c0c0c0" fo:padding-left="0.0486in" fo:padding-right="0.0486in" fo:padding-top="0in" fo:padding-bottom="0in" fo:border="1pt solid #999999">
        <style:background-image/>
      </style:table-cell-properties>
    </style:style>
    <style:style style:name="Tabelle8.A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B2"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C2"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8.A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B3"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C3"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8.A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B4"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C4"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8.A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B5"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C5"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Tabelle8.6" style:family="table-row">
      <style:table-row-properties style:row-height="0.1944in"/>
    </style:style>
    <style:style style:name="Tabelle8.A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B6" style:family="table-cell">
      <style:table-cell-properties style:vertical-align="middle" fo:padding-left="0.0486in" fo:padding-right="0.0486in" fo:padding-top="0in" fo:padding-bottom="0in" fo:border-left="1pt solid #999999" fo:border-right="none" fo:border-top="none" fo:border-bottom="1pt solid #999999"/>
    </style:style>
    <style:style style:name="Tabelle8.C6" style:family="table-cell">
      <style:table-cell-properties style:vertical-align="middle" fo:padding-left="0.0486in" fo:padding-right="0.0486in" fo:padding-top="0in" fo:padding-bottom="0in" fo:border-left="1pt solid #999999" fo:border-right="1pt solid #999999" fo:border-top="none" fo:border-bottom="1pt solid #999999"/>
    </style:style>
    <style:style style:name="P1" style:family="paragraph" style:parent-style-name="Standard">
      <style:paragraph-properties fo:text-align="end" style:justify-single-word="false"/>
      <style:text-properties fo:font-size="8pt" style:font-size-asian="8pt"/>
    </style:style>
    <style:style style:name="P2" style:family="paragraph" style:parent-style-name="Standard">
      <style:paragraph-properties fo:text-align="end" style:justify-single-word="false"/>
      <style:text-properties fo:font-size="2pt" style:font-size-asian="2pt"/>
    </style:style>
    <style:style style:name="P3" style:family="paragraph" style:parent-style-name="Small">
      <style:paragraph-properties fo:text-align="start" style:justify-single-word="false">
        <style:tab-stops>
          <style:tab-stop style:position="1.0819in"/>
        </style:tab-stops>
      </style:paragraph-properties>
      <style:text-properties fo:color="#c0c0c0" loext:opacity="100%"/>
    </style:style>
    <style:style style:name="P4" style:family="paragraph" style:parent-style-name="Small">
      <style:paragraph-properties>
        <style:tab-stops>
          <style:tab-stop style:position="3.2591in" style:type="center"/>
          <style:tab-stop style:position="6.0492in" style:type="right"/>
        </style:tab-stops>
      </style:paragraph-properties>
    </style:style>
    <style:style style:name="P5" style:family="paragraph" style:parent-style-name="Standard">
      <style:paragraph-properties fo:margin-left="0in" fo:margin-right="-0.5492in" fo:text-indent="0in" style:auto-text-indent="false">
        <style:tab-stops>
          <style:tab-stop style:position="3.0516in" style:type="center"/>
          <style:tab-stop style:position="6.0311in"/>
        </style:tab-stops>
      </style:paragraph-properties>
    </style:style>
    <style:style style:name="P6" style:family="paragraph" style:parent-style-name="Standard">
      <style:paragraph-properties fo:margin-left="0in" fo:margin-right="-0.5492in" fo:text-indent="0in" style:auto-text-indent="false">
        <style:tab-stops>
          <style:tab-stop style:position="4.8772in" style:type="center"/>
          <style:tab-stop style:position="9.7634in"/>
        </style:tab-stops>
      </style:paragraph-properties>
    </style:style>
    <style:style style:name="P7" style:family="paragraph" style:parent-style-name="Standard">
      <style:text-properties style:font-name="Humnst777 Lt BT" officeooo:rsid="004db413" officeooo:paragraph-rsid="004db413"/>
    </style:style>
    <style:style style:name="P8" style:family="paragraph" style:parent-style-name="Standard">
      <style:text-properties style:use-window-font-color="true" loext:opacity="0%" style:font-name="Humnst777 Lt BT"/>
    </style:style>
    <style:style style:name="P9" style:family="paragraph" style:parent-style-name="Standard">
      <style:paragraph-properties fo:text-align="start" style:justify-single-word="false"/>
      <style:text-properties style:use-window-font-color="true" loext:opacity="0%" style:font-name="Humnst777 Lt BT" officeooo:paragraph-rsid="00626c66"/>
    </style:style>
    <style:style style:name="P10" style:family="paragraph" style:parent-style-name="Standard">
      <style:paragraph-properties fo:text-align="center" style:justify-single-word="false"/>
      <style:text-properties style:use-window-font-color="true" loext:opacity="0%" style:font-name="Humnst777 Lt BT" fo:letter-spacing="-0.0043in" officeooo:paragraph-rsid="00626c66" style:text-rotation-angle="90" style:text-rotation-scale="line-height"/>
    </style:style>
    <style:style style:name="P11" style:family="paragraph" style:parent-style-name="Standard">
      <style:paragraph-properties fo:text-align="center" style:justify-single-word="false"/>
      <style:text-properties style:use-window-font-color="true" loext:opacity="0%" style:font-name="Humnst777 Lt BT" officeooo:paragraph-rsid="00626c66"/>
    </style:style>
    <style:style style:name="P12" style:family="paragraph" style:parent-style-name="Standard">
      <style:paragraph-properties fo:margin-left="0.6898in" fo:margin-right="0in" fo:text-indent="-0.6898in" style:auto-text-indent="false"/>
      <style:text-properties style:use-window-font-color="true" loext:opacity="0%" style:font-name="Humnst777 Lt BT" fo:language="de" fo:country="CH"/>
    </style:style>
    <style:style style:name="P13" style:family="paragraph" style:parent-style-name="Standard">
      <style:paragraph-properties fo:margin-left="0in" fo:margin-right="0in" fo:text-indent="0in" style:auto-text-indent="false"/>
      <style:text-properties style:use-window-font-color="true" loext:opacity="0%" style:font-name="Humnst777 Lt BT" fo:language="de" fo:country="CH"/>
    </style:style>
    <style:style style:name="P14" style:family="paragraph" style:parent-style-name="Standard">
      <style:paragraph-properties fo:margin-left="0in" fo:margin-right="0in" fo:text-indent="0in" style:auto-text-indent="false"/>
      <style:text-properties style:use-window-font-color="true" loext:opacity="0%" style:font-name="Humnst777 Lt BT"/>
    </style:style>
    <style:style style:name="P15" style:family="paragraph" style:parent-style-name="Standard">
      <style:paragraph-properties fo:margin-top="0.1181in" fo:margin-bottom="0.0193in" style:contextual-spacing="false" fo:text-align="start" style:justify-single-word="false"/>
      <style:text-properties style:use-window-font-color="true" loext:opacity="0%" style:font-name="Roboto Medium" fo:font-size="10pt" fo:language="de" fo:country="CH" officeooo:paragraph-rsid="005050c0" style:font-name-asian="Times New Roman" style:font-size-asian="10pt"/>
    </style:style>
    <style:style style:name="P16" style:family="paragraph" style:parent-style-name="Standard">
      <style:text-properties officeooo:rsid="004db413" officeooo:paragraph-rsid="004db413"/>
    </style:style>
    <style:style style:name="P17" style:family="paragraph" style:parent-style-name="Standard">
      <style:paragraph-properties fo:text-align="center" style:justify-single-word="false">
        <style:tab-stops>
          <style:tab-stop style:position="0.8429in"/>
        </style:tab-stops>
      </style:paragraph-properties>
      <style:text-properties style:font-name="Humnst777 BT1" fo:font-size="14pt" officeooo:rsid="005050c0" officeooo:paragraph-rsid="005050c0" style:font-size-asian="14pt" style:font-size-complex="14pt"/>
    </style:style>
    <style:style style:name="P18" style:family="paragraph" style:parent-style-name="Standard">
      <style:text-properties style:font-name="Roboto Light2" officeooo:rsid="0038af21" officeooo:paragraph-rsid="005050c0"/>
    </style:style>
    <style:style style:name="P19" style:family="paragraph" style:parent-style-name="Standard">
      <style:text-properties style:font-name="Roboto Light2" officeooo:rsid="001e4714" officeooo:paragraph-rsid="005050c0"/>
    </style:style>
    <style:style style:name="P20" style:family="paragraph" style:parent-style-name="Standard">
      <style:text-properties style:font-name="Roboto Light2" officeooo:paragraph-rsid="005050c0"/>
    </style:style>
    <style:style style:name="P21" style:family="paragraph" style:parent-style-name="Standard">
      <style:paragraph-properties fo:text-align="start" style:justify-single-word="false"/>
      <style:text-properties style:font-name="Roboto Light" officeooo:paragraph-rsid="005050c0"/>
    </style:style>
    <style:style style:name="P22" style:family="paragraph" style:parent-style-name="Standard">
      <style:paragraph-properties fo:text-align="start" style:justify-single-word="false"/>
      <style:text-properties style:font-name="Roboto Light" fo:font-size="9pt" style:font-size-asian="9pt" style:font-size-complex="9pt"/>
    </style:style>
    <style:style style:name="P23" style:family="paragraph" style:parent-style-name="Standard">
      <style:text-properties style:font-name="Roboto Light" fo:font-size="9pt" fo:font-weight="normal" style:font-size-asian="9pt" style:font-weight-asian="normal" style:font-size-complex="9pt" style:font-weight-complex="normal"/>
    </style:style>
    <style:style style:name="P24" style:family="paragraph" style:parent-style-name="Standard">
      <style:text-properties style:font-name="Roboto Light" fo:font-size="9pt" fo:language="de" fo:country="CH" officeooo:paragraph-rsid="002d2f00" style:font-name-asian="Arial" style:font-size-asian="9pt" style:font-name-complex="Arial" style:font-size-complex="9pt"/>
    </style:style>
    <style:style style:name="P25" style:family="paragraph" style:parent-style-name="Standard">
      <style:text-properties style:font-name="Roboto Light" officeooo:paragraph-rsid="005050c0"/>
    </style:style>
    <style:style style:name="P26" style:family="paragraph" style:parent-style-name="Standard">
      <style:text-properties fo:color="#000000" loext:opacity="100%" style:font-name="Roboto Light1" fo:font-size="9pt" style:font-size-asian="9pt" style:font-size-complex="9pt"/>
    </style:style>
    <style:style style:name="P27" style:family="paragraph" style:parent-style-name="Standard">
      <style:text-properties style:font-name="Roboto Light1" fo:font-size="9pt" style:font-name-asian="Arial" style:font-size-asian="9pt" style:font-name-complex="Arial" style:font-size-complex="9pt"/>
    </style:style>
    <style:style style:name="P28" style:family="paragraph" style:parent-style-name="Standard">
      <style:text-properties style:font-name="Roboto Light1" fo:font-size="9pt" fo:font-weight="normal" style:font-size-asian="9pt" style:font-weight-asian="normal" style:font-size-complex="9pt" style:font-weight-complex="normal"/>
    </style:style>
    <style:style style:name="P29" style:family="paragraph" style:parent-style-name="Standard">
      <style:paragraph-properties fo:margin-left="0.4453in" fo:margin-right="0.4575in" fo:text-align="center" style:justify-single-word="false" fo:text-indent="0in" style:auto-text-indent="false"/>
      <style:text-properties style:font-name="Roboto Light1" officeooo:paragraph-rsid="005050c0"/>
    </style:style>
    <style:style style:name="P30" style:family="paragraph" style:parent-style-name="Standard">
      <style:text-properties officeooo:paragraph-rsid="005050c0"/>
    </style:style>
    <style:style style:name="P31" style:family="paragraph" style:parent-style-name="Standard">
      <style:text-properties officeooo:rsid="0061c42c" officeooo:paragraph-rsid="00626c66"/>
    </style:style>
    <style:style style:name="P32" style:family="paragraph" style:parent-style-name="Standard">
      <style:paragraph-properties fo:hyphenation-ladder-count="no-limit" style:shadow="none"/>
      <style:text-properties fo:hyphenate="true" fo:hyphenation-remain-char-count="2" fo:hyphenation-push-char-count="2" loext:hyphenation-no-caps="false"/>
    </style:style>
    <style:style style:name="P33" style:family="paragraph" style:parent-style-name="Standard">
      <style:paragraph-properties fo:margin-top="0.0138in" fo:margin-bottom="0in" style:contextual-spacing="false" fo:text-align="start" style:justify-single-word="false" style:vertical-align="middle"/>
    </style:style>
    <style:style style:name="P34" style:family="paragraph" style:parent-style-name="Standard">
      <style:paragraph-properties fo:margin-left="0in" fo:margin-right="-0.0098in" fo:text-align="center" style:justify-single-word="false" fo:text-indent="0in" style:auto-text-indent="false"/>
      <style:text-properties style:font-name="Humnst777 BT" fo:font-size="24pt" officeooo:rsid="005050c0" officeooo:paragraph-rsid="005050c0" style:font-size-asian="24pt" style:font-size-complex="24pt"/>
    </style:style>
    <style:style style:name="P35" style:family="paragraph" style:parent-style-name="Standard">
      <style:paragraph-properties fo:margin-top="0.1181in" fo:margin-bottom="0.0193in" style:contextual-spacing="false" fo:text-align="start" style:justify-single-word="false"/>
      <style:text-properties style:font-name="Roboto Medium" officeooo:paragraph-rsid="005050c0"/>
    </style:style>
    <style:style style:name="P36" style:family="paragraph" style:parent-style-name="Table_20_Contents">
      <style:text-properties officeooo:rsid="006651ce" officeooo:paragraph-rsid="006651ce"/>
    </style:style>
    <style:style style:name="P37" style:family="paragraph" style:parent-style-name="Table_20_Contents">
      <style:text-properties officeooo:rsid="006651ce" officeooo:paragraph-rsid="00668a2d"/>
    </style:style>
    <style:style style:name="P38" style:family="paragraph" style:parent-style-name="Table_20_Contents">
      <style:text-properties officeooo:rsid="006651ce" officeooo:paragraph-rsid="006f78a1"/>
    </style:style>
    <style:style style:name="P39" style:family="paragraph" style:parent-style-name="Table_20_Contents">
      <style:paragraph-properties fo:text-align="center" style:justify-single-word="false"/>
      <style:text-properties officeooo:rsid="0068865f" officeooo:paragraph-rsid="0068865f"/>
    </style:style>
    <style:style style:name="P40" style:family="paragraph" style:parent-style-name="Table_20_Contents">
      <style:paragraph-properties fo:text-align="center" style:justify-single-word="false"/>
      <style:text-properties officeooo:rsid="0068865f" officeooo:paragraph-rsid="006f78a1"/>
    </style:style>
    <style:style style:name="P41" style:family="paragraph" style:parent-style-name="Table_20_Contents">
      <loext:graphic-properties draw:fill="solid" draw:fill-color="#cccccc" draw:opacity="100%"/>
      <style:paragraph-properties fo:text-align="center" style:justify-single-word="false" fo:background-color="#cccccc"/>
      <style:text-properties officeooo:rsid="006f78a1" officeooo:paragraph-rsid="006f78a1" fo:background-color="transparent"/>
    </style:style>
    <style:style style:name="P42" style:family="paragraph" style:parent-style-name="Table_20_Contents">
      <loext:graphic-properties draw:fill="solid" draw:fill-color="#cccccc" draw:opacity="100%"/>
      <style:paragraph-properties fo:text-align="center" style:justify-single-word="false" fo:background-color="#cccccc"/>
      <style:text-properties officeooo:rsid="006f78a1" officeooo:paragraph-rsid="006f78a1"/>
    </style:style>
    <style:style style:name="P43" style:family="paragraph" style:parent-style-name="Table_20_Contents">
      <style:text-properties officeooo:rsid="00787751" officeooo:paragraph-rsid="00787751"/>
    </style:style>
    <style:style style:name="P44" style:family="paragraph" style:parent-style-name="Table_20_Contents">
      <style:text-properties officeooo:rsid="0078bd10" officeooo:paragraph-rsid="0078bd10"/>
    </style:style>
    <style:style style:name="P45" style:family="paragraph" style:parent-style-name="Heading_20_1">
      <style:text-properties officeooo:paragraph-rsid="006f78a1"/>
    </style:style>
    <style:style style:name="P46" style:family="paragraph" style:parent-style-name="Standard" style:master-page-name="PITC_5f_title_5f_page">
      <style:paragraph-properties style:page-number="auto"/>
    </style:style>
    <style:style style:name="P47" style:family="paragraph" style:parent-style-name="Standard">
      <style:paragraph-properties fo:text-align="start" style:justify-single-word="false"/>
      <style:text-properties style:use-window-font-color="true" loext:opacity="0%" style:font-name="Humnst777 Lt BT" officeooo:paragraph-rsid="00626c66"/>
    </style:style>
    <style:style style:name="P48" style:family="paragraph" style:parent-style-name="Standard">
      <style:paragraph-properties fo:text-align="center" style:justify-single-word="false"/>
      <style:text-properties style:use-window-font-color="true" loext:opacity="0%" style:font-name="Humnst777 Lt BT" fo:letter-spacing="-0.0043in" officeooo:paragraph-rsid="00626c66" style:text-rotation-angle="90" style:text-rotation-scale="line-height"/>
    </style:style>
    <style:style style:name="T1" style:family="text">
      <style:text-properties fo:font-size="8pt" style:font-size-asian="8pt" style:font-size-complex="8pt"/>
    </style:style>
    <style:style style:name="T2" style:family="text">
      <style:text-properties officeooo:rsid="00497714"/>
    </style:style>
    <style:style style:name="T3" style:family="text">
      <style:text-properties style:use-window-font-color="true" loext:opacity="0%" style:font-name="Humnst777 Lt BT"/>
    </style:style>
    <style:style style:name="T4" style:family="text">
      <style:text-properties officeooo:rsid="005050c0"/>
    </style:style>
    <style:style style:name="T5" style:family="text">
      <style:text-properties officeooo:rsid="00734d83"/>
    </style:style>
    <style:style style:name="T6" style:family="text">
      <style:text-properties officeooo:rsid="0079b265"/>
    </style:style>
    <style:style style:name="T7" style:family="text"/>
    <style:style style:name="fr1" style:family="graphic" style:parent-style-name="Frame">
      <style:graphic-properties fo:margin-left="0in" fo:margin-right="0in" fo:margin-top="0in" fo:margin-bottom="0in" style:protect="size position" style:vertical-pos="from-top" style:vertical-rel="paragraph" style:horizontal-pos="from-left" style:horizontal-rel="paragraph" fo:background-color="transparent" draw:fill="none" draw:opacity="0%" fo:padding="0.0591in" fo:border="0.99pt solid #999999" style:shadow="none" draw:shadow-opacity="100%" style:flow-with-text="false"/>
    </style:style>
    <style:style style:name="fr2" style:family="graphic" style:parent-style-name="Frame">
      <style:graphic-properties fo:margin-left="0in" fo:margin-right="0in" fo:margin-top="0in" fo:margin-bottom="0in" style:print-content="true" style:protect="size position" style:vertical-pos="from-top" style:vertical-rel="paragraph" style:horizontal-pos="from-left" style:horizontal-rel="paragraph" fo:background-color="transparent" draw:fill="none" draw:opacity="0%" fo:padding="0.0591in" fo:border="0.99pt solid #999999" style:shadow="none" draw:shadow-opacity="100%" style:flow-with-text="false"/>
    </style:style>
    <style:style style:name="fr3" style:family="graphic" style:parent-style-name="Frame">
      <style:graphic-properties fo:margin-left="0in" fo:margin-right="0in" fo:margin-top="0in" fo:margin-bottom="0in" style:protect="position" style:vertical-pos="from-top" style:vertical-rel="paragraph" style:horizontal-pos="from-left" style:horizontal-rel="paragraph" fo:background-color="transparent" draw:fill="none" draw:opacity="0%" fo:padding="0.0591in" fo:border="0.99pt solid #999999" style:shadow="none" draw:shadow-opacity="100%" style:flow-with-text="false"/>
    </style:style>
    <style:style style:name="fr4" style:family="graphic" style:parent-style-name="Frame">
      <style:graphic-properties fo:margin-left="0in" fo:margin-right="0in" fo:margin-top="0in" fo:margin-bottom="0in" style:protect="position" style:vertical-pos="from-top" style:vertical-rel="paragraph" style:horizontal-pos="from-left" style:horizontal-rel="paragraph" fo:background-color="transparent" draw:fill="none" draw:opacity="0%" fo:padding="0.2165in" fo:border-left="none" fo:border-right="none" fo:border-top="none" fo:border-bottom="0.99pt solid #999999" style:shadow="none" draw:shadow-opacity="100%" style:flow-with-text="false"/>
    </style:style>
    <style:style style:name="fr5" style:family="graphic" style:parent-style-name="Frame">
      <style:graphic-properties fo:margin-left="0in" fo:margin-right="0in" fo:margin-top="0in" fo:margin-bottom="0in" style:print-content="false" style:protect="content size position" style:vertical-pos="from-top" style:vertical-rel="page" style:horizontal-pos="from-left" style:horizontal-rel="page" fo:background-color="transparent" draw:fill="none" draw:opacity="0%" fo:padding="0in" fo:border="0.99pt solid #ffffff" style:shadow="none" draw:shadow-opacity="100%" style:flow-with-text="false"/>
    </style:style>
    <style:style style:name="fr6" style:family="graphic" style:parent-style-name="Frame">
      <style:graphic-properties fo:margin-left="0in" fo:margin-right="0in" fo:margin-top="0in" fo:margin-bottom="0in" style:print-content="false" style:protect="size position" style:vertical-pos="from-top" style:vertical-rel="page" style:horizontal-pos="from-left" style:horizontal-rel="page" fo:background-color="#ffff00" style:background-transparency="0%" draw:fill="solid" draw:fill-color="#ffff00" draw:opacity="100%" fo:padding="0.0591in" fo:border="0.99pt solid #999999" style:shadow="none" draw:shadow-opacity="100%" style:flow-with-text="false"/>
    </style:style>
    <style:style style:name="fr7" style:family="graphic" style:parent-style-name="Frame">
      <style:graphic-properties fo:margin-left="0in" fo:margin-right="0in" fo:margin-top="0in" fo:margin-bottom="0in" style:protect="position" style:vertical-pos="from-top" style:vertical-rel="page" style:horizontal-pos="from-left" style:horizontal-rel="page" fo:background-color="transparent" draw:fill="none" draw:opacity="0%" fo:padding="0in" fo:border="none" style:shadow="none" draw:shadow-opacity="100%" style:flow-with-text="false"/>
    </style:style>
    <style:style style:name="fr8" style:family="graphic" style:parent-style-name="Frame">
      <style:graphic-properties style:run-through="foreground" style:protect="content size position" style:wrap="run-through" style:number-wrapped-paragraphs="no-limit" style:vertical-pos="from-top" style:vertical-rel="paragraph" style:horizontal-pos="from-left" style:horizontal-rel="paragraph" fo:background-color="#ffffff" style:background-transparency="0%" draw:fill="solid" draw:fill-color="#ffffff" draw:opacity="100%" fo:padding-left="0.1102in" fo:padding-right="0.1102in" fo:padding-top="0.0602in" fo:padding-bottom="0.0602in" fo:border="none">
        <style:columns fo:column-count="1" fo:column-gap="0in"/>
      </style:graphic-properties>
    </style:style>
    <style:style style:name="fr9" style:family="graphic" style:parent-style-name="Frame">
      <style:graphic-properties style:protect="content size position" style:wrap="run-through" style:number-wrapped-paragraphs="no-limit" style:vertical-pos="from-top" style:vertical-rel="paragraph" style:horizontal-pos="from-left" style:horizontal-rel="paragraph" fo:background-color="#ffffff" style:background-transparency="0%" draw:fill="solid" draw:fill-color="#ffffff" draw:opacity="100%" fo:padding-left="0.1102in" fo:padding-right="0.1102in" fo:padding-top="0.0602in" fo:padding-bottom="0.0602in" fo:border="none"/>
    </style:style>
    <style:style style:name="fr10" style:family="graphic" style:parent-style-name="Frame">
      <style:graphic-properties style:print-content="false" style:wrap="run-through" style:number-wrapped-paragraphs="no-limit" style:vertical-pos="from-top" style:vertical-rel="paragraph" style:horizontal-pos="from-left" style:horizontal-rel="paragraph" fo:background-color="#ffffff" style:background-transparency="0%" draw:fill="solid" draw:fill-color="#ffffff" draw:opacity="100%" fo:padding-left="0.1102in" fo:padding-right="0.1102in" fo:padding-top="0.0602in" fo:padding-bottom="0.0602in" fo:border="none"/>
    </style:style>
    <style:style style:name="fr11" style:family="graphic" style:parent-style-name="Frame">
      <style:graphic-properties style:wrap="run-through" style:number-wrapped-paragraphs="no-limit" style:vertical-pos="from-top" style:vertical-rel="paragraph" style:horizontal-pos="from-left" style:horizontal-rel="paragraph" fo:background-color="#ffffff" style:background-transparency="0%" draw:fill="solid" draw:fill-color="#ffffff" draw:opacity="100%" fo:padding-left="0.1102in" fo:padding-right="0.1102in" fo:padding-top="0.0602in" fo:padding-bottom="0.0602in" fo:border="none"/>
    </style:style>
    <style:style style:name="fr12" style:family="graphic" style:parent-style-name="Graphics">
      <style:graphic-properties style:vertical-pos="from-top" style:vertical-rel="paragraph" style:horizontal-pos="from-left" style:horizontal-rel="paragraph" fo:background-color="transparent" draw:fill="none" draw:opacity="0%"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OLE">
      <style:graphic-properties fo:margin-left="0in" fo:margin-right="0in" style:protect="size position" style:vertical-pos="from-top" style:vertical-rel="page" style:horizontal-pos="from-left" style:horizontal-rel="page" draw:visible-area-left="0in" draw:visible-area-top="0in" draw:visible-area-width="2.0949in" draw:visible-area-height="1.4283in"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Frame7" text:anchor-type="page" text:anchor-page-number="1" svg:x="3.4693in" svg:y="0.9264in" svg:width="0.7681in" draw:z-index="8">
        <draw:text-box fo:min-height="0.1744in">
          <text:p text:style-name="Small">Bereichskürzel</text:p>
        </draw:text-box>
      </draw:frame>
      <draw:frame draw:style-name="fr5" draw:name="Frame6" text:anchor-type="page" text:anchor-page-number="1" svg:x="2.4555in" svg:y="0.9209in" svg:width="0.7681in" draw:z-index="7">
        <draw:text-box fo:min-height="0.1744in">
          <text:p text:style-name="Small">Projektkürzel</text:p>
        </draw:text-box>
      </draw:frame>
      <draw:frame draw:style-name="fr5" draw:name="Frame8" text:anchor-type="page" text:anchor-page-number="1" svg:x="1.4665in" svg:y="0.9264in" svg:width="0.7681in" draw:z-index="6">
        <draw:text-box fo:min-height="0.1744in">
          <text:p text:style-name="Small">Kundenkürzel</text:p>
        </draw:text-box>
      </draw:frame>
      <draw:frame draw:style-name="fr6" draw:name="pitc_org_unit" text:anchor-type="page" text:anchor-page-number="1" svg:x="3.4693in" svg:y="1.0957in" svg:width="0.6772in" draw:z-index="5">
        <draw:text-box fo:min-height="0.3126in">
          <text:p text:style-name="P7">[SECTION]</text:p>
        </draw:text-box>
      </draw:frame>
      <draw:frame draw:style-name="fr6" draw:name="pitc_project_shortid" text:anchor-type="page" text:anchor-page-number="1" svg:x="2.4555in" svg:y="1.0945in" svg:width="0.6472in" draw:z-index="4">
        <draw:text-box fo:min-height="0.3126in">
          <text:p text:style-name="P7">[PROJECT]</text:p>
        </draw:text-box>
      </draw:frame>
      <draw:frame draw:style-name="fr6" draw:name="pitc_customer_shortid" text:anchor-type="page" text:anchor-page-number="1" svg:x="1.4665in" svg:y="1.1in" svg:width="0.6547in" draw:z-index="3">
        <draw:text-box fo:min-height="0.3126in">
          <text:p text:style-name="P7">[CLIENT]</text:p>
        </draw:text-box>
      </draw:frame>
      <draw:frame draw:style-name="fr7" draw:name="pitc_subject" text:anchor-type="page" text:anchor-page-number="1" svg:x="1.4528in" svg:y="2.2417in" svg:width="6.0602in" draw:z-index="2">
        <draw:text-box fo:min-height="0.4862in">
          <text:p text:style-name="P34">Fachwissensskala - [NAME]</text:p>
        </draw:text-box>
      </draw:frame>
      <draw:frame draw:style-name="fr13" draw:name="Object1" text:anchor-type="page" text:anchor-page-number="1" svg:x="7.5118in" svg:y="11.161in" svg:width="0.4925in" svg:height="0.3335in" draw:z-index="0">
        <draw:object-ole xlink:href="./ObjBFFFC748" xlink:type="simple" xlink:show="embed" xlink:actuate="onLoad"/>
        <draw:image xlink:href="./ObjectReplacements/ObjBFFFC748" xlink:type="simple" xlink:show="embed" xlink:actuate="onLoad"/>
      </draw:frame>
      <text:p text:style-name="P46"/>
      <text:p text:style-name="Standard"/>
      <text:p text:style-name="Standard"/>
      <text:p text:style-name="Standard"/>
      <text:p text:style-name="P17">[TITLE_FUNCTION]</text:p>
      <text:p text:style-name="P16"/>
      <text:p text:style-name="Standard"><draw:frame draw:style-name="fr4" draw:name="pitc_abstract" text:anchor-type="paragraph" svg:x="0.002in" svg:y="0.0138in" svg:width="6.0457in" draw:z-index="1"><draw:text-box fo:min-height="0.6917in"><text:p text:style-name="P29">D<text:span text:style-name="T4">ie</text:span> vorliegende <text:span text:style-name="T4">Fachwissensskala</text:span> ist nur für die aufgeführte Empfängerfirma bestimmt. </text:p><text:p text:style-name="P29">Die darin enthaltenen Personendaten sind vertraulich zu behandeln.</text:p></draw:text-box></draw:frame></text:p>
      <text:p text:style-name="Standard"/>
      <text:p text:style-name="Standard"/>
      <text:p text:style-name="Standard"/>
      <text:p text:style-name="Standard"/>
      <text:p text:style-name="Standard"/>
      <text:p text:style-name="Standard"/>
      <text:p text:style-name="Standard"/>
      <text:p text:style-name="Standard"/>
      <text:p text:style-name="P19"/>
      <text:p text:style-name="P20"/>
      <text:p text:style-name="P20"/>
      <text:p text:style-name="P20"/>
      <text:p text:style-name="P20"/>
      <text:p text:style-name="P20"/>
      <text:p text:style-name="P20"/>
      <text:p text:style-name="P20"/>
      <text:p text:style-name="P20"/>
      <text:p text:style-name="P20"/>
      <table:table table:name="Table4" table:style-name="Table4">
        <table:table-column table:style-name="Table4.A"/>
        <table:table-column table:style-name="Table4.B"/>
        <table:table-row>
          <table:table-cell table:style-name="Table4.A1" office:value-type="string">
            <text:p text:style-name="P35">Erstellt für</text:p>
          </table:table-cell>
          <table:table-cell table:style-name="Table4.A1" office:value-type="string">
            <text:p text:style-name="P30"><draw:frame draw:style-name="fr3" draw:name="pitc_created_for" text:anchor-type="paragraph" svg:x="0.0354in" svg:y="0.0354in" svg:width="2.2201in" draw:z-index="13"><draw:text-box fo:min-height="0.2193in"><text:p text:style-name="P24">@company</text:p></draw:text-box></draw:frame></text:p>
          </table:table-cell>
        </table:table-row>
      </table:table>
      <text:p text:style-name="P30"/>
      <text:p text:style-name="P20"/>
      <text:p text:style-name="P20"/>
      <table:table table:name="Table3" table:style-name="Table3">
        <table:table-column table:style-name="Table3.A"/>
        <table:table-column table:style-name="Table3.B"/>
        <table:table-row>
          <table:table-cell table:style-name="Table3.A1" office:value-type="string">
            <text:p text:style-name="P15">Kontaktperson</text:p>
          </table:table-cell>
          <table:table-cell table:style-name="Table3.A1" office:value-type="string">
            <text:p text:style-name="P30"><draw:frame draw:style-name="fr2" draw:name="pitc_contact_to_name" text:anchor-type="paragraph" svg:x="0.0354in" svg:y="0.0354in" svg:width="2.2201in" svg:height="0.3008in" draw:z-index="12"><draw:text-box><text:p text:style-name="P23">@contact</text:p></draw:text-box></draw:frame></text:p>
          </table:table-cell>
        </table:table-row>
      </table:table>
      <text:p text:style-name="P25"/>
      <table:table table:name="Table2" table:style-name="Table2">
        <table:table-column table:style-name="Table2.A"/>
        <table:table-column table:style-name="Table2.B"/>
        <table:table-row>
          <table:table-cell table:style-name="Table2.A1" office:value-type="string">
            <text:p text:style-name="P15">Telefon</text:p>
          </table:table-cell>
          <table:table-cell table:style-name="Table2.A1" office:value-type="string">
            <text:p text:style-name="P30"><draw:frame draw:style-name="fr2" draw:name="pitc_contact_to_phone" text:anchor-type="paragraph" svg:x="0.0354in" svg:y="0.0354in" svg:width="2.2201in" svg:height="0.2992in" draw:z-index="14"><draw:text-box><text:p text:style-name="P28">@phonenumber</text:p></draw:text-box></draw:frame></text:p>
          </table:table-cell>
        </table:table-row>
      </table:table>
      <text:p text:style-name="P25"/>
      <table:table table:name="Table7" table:style-name="Table7">
        <table:table-column table:style-name="Table7.A"/>
        <table:table-column table:style-name="Table7.B"/>
        <table:table-row>
          <table:table-cell table:style-name="Table7.A1" office:value-type="string">
            <text:p text:style-name="P15">E-Mail</text:p>
          </table:table-cell>
          <table:table-cell table:style-name="Table7.A1" office:value-type="string">
            <text:p text:style-name="P30"><draw:frame draw:style-name="fr2" draw:name="pitc_contact_to_mail" text:anchor-type="paragraph" svg:x="0.0354in" svg:y="0.0354in" svg:width="2.2201in" svg:height="0.2992in" draw:z-index="11"><draw:text-box><text:p text:style-name="P27">@email</text:p></draw:text-box></draw:frame></text:p>
          </table:table-cell>
        </table:table-row>
      </table:table>
      <text:p text:style-name="P25"/>
      <table:table table:name="Table6" table:style-name="Table6">
        <table:table-column table:style-name="Table6.A"/>
        <table:table-column table:style-name="Table6.B"/>
        <table:table-row>
          <table:table-cell table:style-name="Table6.A1" office:value-type="string">
            <text:p text:style-name="P15">Datum</text:p>
          </table:table-cell>
          <table:table-cell table:style-name="Table6.A1" office:value-type="string">
            <text:p text:style-name="P30"><draw:frame draw:style-name="fr1" draw:name="pitc_date_display" text:anchor-type="paragraph" svg:x="0.0354in" svg:y="0.0354in" svg:width="2.2201in" svg:height="0.2992in" draw:z-index="9"><draw:text-box><text:p text:style-name="P26">@exportdate</text:p></draw:text-box></draw:frame></text:p>
          </table:table-cell>
        </table:table-row>
      </table:table>
      <text:p text:style-name="P21"/>
      <table:table table:name="Table9" table:style-name="Table9">
        <table:table-column table:style-name="Table9.A"/>
        <table:table-column table:style-name="Table9.B"/>
        <table:table-row>
          <table:table-cell table:style-name="Table9.A1" office:value-type="string">
            <text:p text:style-name="P15">Version</text:p>
          </table:table-cell>
          <table:table-cell table:style-name="Table9.A1" office:value-type="string">
            <text:p text:style-name="P30"><draw:frame draw:style-name="fr1" draw:name="pitc_version" text:anchor-type="paragraph" svg:x="0.0354in" svg:y="0.0354in" svg:width="2.2201in" svg:height="0.2992in" draw:z-index="10"><draw:text-box><text:p text:style-name="P22"><text:user-defined style:data-style-name="N0" text:name="Info 2">2.4</text:user-defined></text:p></draw:text-box></draw:frame></text:p>
          </table:table-cell>
        </table:table-row>
      </table:table>
      <text:p text:style-name="P20"/>
      <text:p text:style-name="P18"/>
      <text:h text:style-name="Heading_20_1" text:outline-level="1"><text:soft-page-break/>Erfahrungsstufen</text:h>
      <table:table table:name="Tabelle7" table:style-name="Tabelle7">
        <table:table-column table:style-name="Tabelle7.A"/>
        <table:table-column table:style-name="Tabelle7.B"/>
        <table:table-header-rows>
          <table:table-row>
            <table:table-cell table:style-name="Tabelle7.A1" office:value-type="string">
              <text:p text:style-name="P8">Erfahrungswert</text:p>
            </table:table-cell>
            <table:table-cell table:style-name="Tabelle7.B1" office:value-type="string">
              <text:p text:style-name="P8">Beschreibung</text:p>
            </table:table-cell>
          </table:table-row>
        </table:table-header-rows>
        <table:table-row>
          <table:table-cell table:style-name="Tabelle7.A2" office:value-type="string">
            <text:p text:style-name="P12">Trainee</text:p>
          </table:table-cell>
          <table:table-cell table:style-name="Tabelle7.B2" office:value-type="string">
            <text:p text:style-name="P8">Ich habe von der Technologie gehört oder mich eingelesen und eventuell auch ein paar Beispiele gemacht.</text:p>
          </table:table-cell>
        </table:table-row>
        <table:table-row>
          <table:table-cell table:style-name="Tabelle7.A2" office:value-type="string">
            <text:p text:style-name="P13">Junior</text:p>
          </table:table-cell>
          <table:table-cell table:style-name="Tabelle7.B2" office:value-type="string">
            <text:p text:style-name="Standard"><text:span text:style-name="T3">I</text:span>ch habe die Technologie praktisch angewandt und kenne mich mit den wichtigsten Funktionen und den häufigsten Problemen aus.</text:p>
          </table:table-cell>
        </table:table-row>
        <table:table-row>
          <table:table-cell table:style-name="Tabelle7.A2" office:value-type="string">
            <text:p text:style-name="P12">Professional</text:p>
          </table:table-cell>
          <table:table-cell table:style-name="Tabelle7.B2" office:value-type="string">
            <text:p text:style-name="P32">Ich habe praktische Erfahrung und kenne mich mit den meisten Funktionalitäten und Problemen aus.</text:p>
          </table:table-cell>
        </table:table-row>
        <table:table-row>
          <table:table-cell table:style-name="Tabelle7.A2" office:value-type="string">
            <text:p text:style-name="P12">Senior</text:p>
          </table:table-cell>
          <table:table-cell table:style-name="Tabelle7.B2" office:value-type="string">
            <text:p text:style-name="P14">Ich habe mehrere Jahre Erfahrung und kenne mich mit allen Funktionalitäten und den Problemen sehr gut aus. Zudem kenne ich die aktuelle Version sehr gut und kann ohne Vorbereitung Unterstützung bieten.</text:p>
          </table:table-cell>
        </table:table-row>
        <table:table-row>
          <table:table-cell table:style-name="Tabelle7.A2" office:value-type="string">
            <text:p text:style-name="P12">Expert </text:p>
          </table:table-cell>
          <table:table-cell table:style-name="Tabelle7.B2" office:value-type="string">
            <text:p text:style-name="P14">Ich habe mehrere Jahre Erfahrung und kenne mich mit allen Funktionalitäten, dem Aufbau und den Problemen sehr gut aus. Weiter kenne ich aktuelle sowie frühere Versionen sehr gut und kann ohne Vorbereitung eine umfangreiche Unterstützung und Übersicht bieten.</text:p>
          </table:table-cell>
        </table:table-row>
      </table:table>
      <text:p text:style-name="Standard"/>
      <text:p text:style-name="Standard"/>
      <text:h text:style-name="Heading_20_1" text:outline-level="1">Fachwissen</text:h>
      <text:p text:style-name="P31"/>
      <text:p text:style-name="P31"/>
      <table:table table:name="Tabelle1" table:style-name="Tabelle1">
        <table:table-column table:style-name="Tabelle1.A"/>
        <table:table-column table:style-name="Tabelle1.B" table:number-columns-repeated="2"/>
        <table:table-column table:style-name="Tabelle1.D"/>
        <table:table-column table:style-name="Tabelle1.E"/>
        <table:table-column table:style-name="Tabelle1.F"/>
        <table:table-column table:style-name="Tabelle1.E" table:number-columns-repeated="2"/>
        <table:table-column table:style-name="Tabelle1.I"/>
        <table:table-column table:style-name="Tabelle1.J"/>
        <table:table-header-rows>
          <table:table-row table:style-name="Tabelle1.1">
            <table:table-cell table:style-name="Tabelle1.A1" table:number-rows-spanned="2" office:value-type="string">
              <text:p text:style-name="P9">Fachwissen</text:p>
            </table:table-cell>
            <table:table-cell table:style-name="Tabelle1.A1" table:number-rows-spanned="2" office:value-type="string">
              <text:p text:style-name="P10">Anz. Jahre Erfahrung </text:p>
            </table:table-cell>
            <table:table-cell table:style-name="Tabelle1.A1" table:number-rows-spanned="2" office:value-type="string">
              <text:p text:style-name="P10"><text:s/>Anzahl Projekte </text:p>
            </table:table-cell>
            <table:table-cell table:style-name="Tabelle1.A1" table:number-rows-spanned="2" office:value-type="string">
              <text:p text:style-name="P10">letztmals angewendet </text:p>
            </table:table-cell>
            <table:table-cell table:style-name="Tabelle1.E1" table:number-columns-spanned="5" office:value-type="string">
              <text:p text:style-name="P11">Erfahrungswert </text:p>
            </table:table-cell>
            <table:covered-table-cell/>
            <table:covered-table-cell/>
            <table:covered-table-cell/>
            <table:covered-table-cell/>
            <table:table-cell table:style-name="Tabelle1.J1" table:number-rows-spanned="2" office:value-type="string">
              <text:p text:style-name="P9">Bemerkung</text:p>
            </table:table-cell>
          </table:table-row>
        </table:table-header-rows>
        <table:table-row table:style-name="Tabelle1.2">
          <table:covered-table-cell table:style-name="Tabelle1.A1"/>
          <table:covered-table-cell table:style-name="Tabelle1.A1"/>
          <table:covered-table-cell table:style-name="Tabelle1.A1"/>
          <table:covered-table-cell table:style-name="Tabelle1.A1"/>
          <table:table-cell table:style-name="Tabelle1.E2" office:value-type="string">
            <text:p text:style-name="P10">Trainee </text:p>
          </table:table-cell>
          <table:table-cell table:style-name="Tabelle1.E2" office:value-type="string">
            <text:p text:style-name="P10">Junior </text:p>
          </table:table-cell>
          <table:table-cell table:style-name="Tabelle1.E2" office:value-type="string">
            <text:p text:style-name="P10">Professional</text:p>
          </table:table-cell>
          <table:table-cell table:style-name="Tabelle1.E2" office:value-type="string">
            <text:p text:style-name="P10">Senior </text:p>
          </table:table-cell>
          <table:table-cell table:style-name="Tabelle1.E2" office:value-type="string">
            <text:p text:style-name="P10">Expert</text:p>
          </table:table-cell>
          <table:covered-table-cell table:style-name="Tabelle1.J1"/>
        </table:table-row>
      </table:table>
      <table:table table:name="LINUXDISTRIBUTIONEN" table:style-name="LINUXDISTRIBUTIONEN">
        <table:table-column table:style-name="LINUXDISTRIBUTIONEN.A"/>
        <table:table-column table:style-name="LINUXDISTRIBUTIONEN.B"/>
        <table:table-column table:style-name="LINUXDISTRIBUTIONEN.C"/>
        <table:table-column table:style-name="LINUXDISTRIBUTIONEN.D"/>
        <table:table-column table:style-name="LINUXDISTRIBUTIONEN.C" table:number-columns-repeated="2"/>
        <table:table-column table:style-name="LINUXDISTRIBUTIONEN.B"/>
        <table:table-column table:style-name="LINUXDISTRIBUTIONEN.C" table:number-columns-repeated="2"/>
        <table:table-column table:style-name="LINUXDISTRIBUTIONEN.J"/>
        <table:table-row>
          <table:table-cell table:style-name="LINUXDISTRIBUTIONEN.A1" table:number-columns-spanned="10" office:value-type="string">
            <text:p text:style-name="P41">Linux Distributionen</text:p>
          </table:table-cell>
          <table:covered-table-cell/>
          <table:covered-table-cell/>
          <table:covered-table-cell/>
          <table:covered-table-cell/>
          <table:covered-table-cell/>
          <table:covered-table-cell/>
          <table:covered-table-cell/>
          <table:covered-table-cell/>
          <table:covered-table-cell/>
        </table:table-row>
        <table:table-row>
          <table:table-cell table:style-name="LINUXDISTRIBUTIONEN.A2" office:value-type="string">
            <text:p text:style-name="P36">[TOPIC]</text:p>
          </table:table-cell>
          <table:table-cell table:style-name="LINUXDISTRIBUTIONEN.A2" office:value-type="string">
            <text:p text:style-name="P36">[EXPERIENCE]</text:p>
          </table:table-cell>
          <table:table-cell table:style-name="LINUXDISTRIBUTIONEN.A2" office:value-type="string">
            <text:p text:style-name="P36">[PROJECTS]</text:p>
          </table:table-cell>
          <table:table-cell table:style-name="LINUXDISTRIBUTIONEN.A2" office:value-type="string">
            <text:p text:style-name="P36">[LAST_USE]</text:p>
          </table:table-cell>
          <table:table-cell table:style-name="LINUXDISTRIBUTIONEN.A2" office:value-type="string">
            <text:p text:style-name="P39">[TRAINEE]</text:p>
          </table:table-cell>
          <table:table-cell table:style-name="LINUXDISTRIBUTIONEN.A2" office:value-type="string">
            <text:p text:style-name="P39">[JUNIOR]</text:p>
          </table:table-cell>
          <table:table-cell table:style-name="LINUXDISTRIBUTIONEN.A2" office:value-type="string">
            <text:p text:style-name="P39">[PROFESSIONAL]</text:p>
          </table:table-cell>
          <table:table-cell table:style-name="LINUXDISTRIBUTIONEN.A2" office:value-type="string">
            <text:p text:style-name="P39">[SENIOR]</text:p>
          </table:table-cell>
          <table:table-cell table:style-name="LINUXDISTRIBUTIONEN.A2" office:value-type="string">
            <text:p text:style-name="P39">[EXPERT]</text:p>
          </table:table-cell>
          <table:table-cell table:style-name="LINUXDISTRIBUTIONEN.J2" office:value-type="string">
            <text:p text:style-name="P36">[COMMENT]</text:p>
          </table:table-cell>
        </table:table-row>
      </table:table>
      <table:table table:name="LINUXSYSTEM-&amp;CONFIGURATION-MANAGEMENT" table:style-name="LINUXSYSTEM-_26_CONFIGURATION-MANAGEMENT">
        <table:table-column table:style-name="LINUXSYSTEM-_26_CONFIGURATION-MANAGEMENT.A"/>
        <table:table-column table:style-name="LINUXSYSTEM-_26_CONFIGURATION-MANAGEMENT.B"/>
        <table:table-column table:style-name="LINUXSYSTEM-_26_CONFIGURATION-MANAGEMENT.C"/>
        <table:table-column table:style-name="LINUXSYSTEM-_26_CONFIGURATION-MANAGEMENT.D"/>
        <table:table-column table:style-name="LINUXSYSTEM-_26_CONFIGURATION-MANAGEMENT.C" table:number-columns-repeated="2"/>
        <table:table-column table:style-name="LINUXSYSTEM-_26_CONFIGURATION-MANAGEMENT.B"/>
        <table:table-column table:style-name="LINUXSYSTEM-_26_CONFIGURATION-MANAGEMENT.C" table:number-columns-repeated="2"/>
        <table:table-column table:style-name="LINUXSYSTEM-_26_CONFIGURATION-MANAGEMENT.J"/>
        <table:table-row>
          <table:table-cell table:style-name="LINUXSYSTEM-_26_CONFIGURATION-MANAGEMENT.A1" table:number-columns-spanned="10" office:value-type="string">
            <text:p text:style-name="P42">Linux System- &amp; Configuration-Manag<text:span text:style-name="T5">e</text:span>ment</text:p>
          </table:table-cell>
          <table:covered-table-cell/>
          <table:covered-table-cell/>
          <table:covered-table-cell/>
          <table:covered-table-cell/>
          <table:covered-table-cell/>
          <table:covered-table-cell/>
          <table:covered-table-cell/>
          <table:covered-table-cell/>
          <table:covered-table-cell/>
        </table:table-row>
        <table:table-row>
          <table:table-cell table:style-name="LINUXSYSTEM-_26_CONFIGURATION-MANAGEMENT.A2" office:value-type="string">
            <text:p text:style-name="P37">[TOPIC]</text:p>
          </table:table-cell>
          <table:table-cell table:style-name="LINUXSYSTEM-_26_CONFIGURATION-MANAGEMENT.A2" office:value-type="string">
            <text:p text:style-name="P37">[EXPERIENCE]</text:p>
          </table:table-cell>
          <table:table-cell table:style-name="LINUXSYSTEM-_26_CONFIGURATION-MANAGEMENT.A2" office:value-type="string">
            <text:p text:style-name="P37">[PROJECTS]</text:p>
          </table:table-cell>
          <table:table-cell table:style-name="LINUXSYSTEM-_26_CONFIGURATION-MANAGEMENT.A2" office:value-type="string">
            <text:p text:style-name="P37">[LAST_USE]</text:p>
          </table:table-cell>
          <table:table-cell table:style-name="LINUXSYSTEM-_26_CONFIGURATION-MANAGEMENT.A2" office:value-type="string">
            <text:p text:style-name="P39">[TRAINEE]</text:p>
          </table:table-cell>
          <table:table-cell table:style-name="LINUXSYSTEM-_26_CONFIGURATION-MANAGEMENT.A2" office:value-type="string">
            <text:p text:style-name="P39">[JUNIOR]</text:p>
          </table:table-cell>
          <table:table-cell table:style-name="LINUXSYSTEM-_26_CONFIGURATION-MANAGEMENT.A2" office:value-type="string">
            <text:p text:style-name="P39">[PROFESSIONAL]</text:p>
          </table:table-cell>
          <table:table-cell table:style-name="LINUXSYSTEM-_26_CONFIGURATION-MANAGEMENT.A2" office:value-type="string">
            <text:p text:style-name="P39">[SENIOR]</text:p>
          </table:table-cell>
          <table:table-cell table:style-name="LINUXSYSTEM-_26_CONFIGURATION-MANAGEMENT.A2" office:value-type="string">
            <text:p text:style-name="P39">[EXPERT]</text:p>
          </table:table-cell>
          <table:table-cell table:style-name="LINUXSYSTEM-_26_CONFIGURATION-MANAGEMENT.J2" office:value-type="string">
            <text:p text:style-name="P37">[COMMENT]</text:p>
          </table:table-cell>
        </table:table-row>
      </table:table>
      <table:table table:name="MONITORING" table:style-name="MONITORING">
        <table:table-column table:style-name="MONITORING.A"/>
        <table:table-column table:style-name="MONITORING.B"/>
        <table:table-column table:style-name="MONITORING.C"/>
        <table:table-column table:style-name="MONITORING.D"/>
        <table:table-column table:style-name="MONITORING.C" table:number-columns-repeated="2"/>
        <table:table-column table:style-name="MONITORING.B"/>
        <table:table-column table:style-name="MONITORING.C" table:number-columns-repeated="2"/>
        <table:table-column table:style-name="MONITORING.J"/>
        <table:table-row>
          <table:table-cell table:style-name="MONITORING.A1" table:number-columns-spanned="10" office:value-type="string">
            <text:p text:style-name="P42">Monitoring</text:p>
          </table:table-cell>
          <table:covered-table-cell/>
          <table:covered-table-cell/>
          <table:covered-table-cell/>
          <table:covered-table-cell/>
          <table:covered-table-cell/>
          <table:covered-table-cell/>
          <table:covered-table-cell/>
          <table:covered-table-cell/>
          <table:covered-table-cell/>
        </table:table-row>
        <table:table-row>
          <table:table-cell table:style-name="MONITORING.A2" office:value-type="string">
            <text:p text:style-name="P37">[TOPIC]</text:p>
          </table:table-cell>
          <table:table-cell table:style-name="MONITORING.A2" office:value-type="string">
            <text:p text:style-name="P37">[EXPERIENCE]</text:p>
          </table:table-cell>
          <table:table-cell table:style-name="MONITORING.A2" office:value-type="string">
            <text:p text:style-name="P37">[PROJECTS]</text:p>
          </table:table-cell>
          <table:table-cell table:style-name="MONITORING.A2" office:value-type="string">
            <text:p text:style-name="P38">[LAST_USE]</text:p>
          </table:table-cell>
          <table:table-cell table:style-name="MONITORING.A2" office:value-type="string">
            <text:p text:style-name="P39">[TRAINEE]</text:p>
          </table:table-cell>
          <table:table-cell table:style-name="MONITORING.A2" office:value-type="string">
            <text:p text:style-name="P39">[JUNIOR]</text:p>
          </table:table-cell>
          <table:table-cell table:style-name="MONITORING.A2" office:value-type="string">
            <text:p text:style-name="P39">[PROFESSIONAL]</text:p>
          </table:table-cell>
          <table:table-cell table:style-name="MONITORING.A2" office:value-type="string">
            <text:p text:style-name="P39">[SENIOR]</text:p>
          </table:table-cell>
          <table:table-cell table:style-name="MONITORING.A2" office:value-type="string">
            <text:p text:style-name="P39">[EXPERT]</text:p>
          </table:table-cell>
          <table:table-cell table:style-name="MONITORING.J2" office:value-type="string">
            <text:p text:style-name="P37">[COMMENT]</text:p>
          </table:table-cell>
        </table:table-row>
      </table:table>
      <table:table table:name="STORAGE/FILESERVICES" table:style-name="STORAGE_2f_FILESERVICES">
        <table:table-column table:style-name="STORAGE_2f_FILESERVICES.A"/>
        <table:table-column table:style-name="STORAGE_2f_FILESERVICES.B"/>
        <table:table-column table:style-name="STORAGE_2f_FILESERVICES.C"/>
        <table:table-column table:style-name="STORAGE_2f_FILESERVICES.D"/>
        <table:table-column table:style-name="STORAGE_2f_FILESERVICES.C" table:number-columns-repeated="2"/>
        <table:table-column table:style-name="STORAGE_2f_FILESERVICES.B"/>
        <table:table-column table:style-name="STORAGE_2f_FILESERVICES.C" table:number-columns-repeated="2"/>
        <table:table-column table:style-name="STORAGE_2f_FILESERVICES.J"/>
        <text:soft-page-break/>
        <table:table-row>
          <table:table-cell table:style-name="STORAGE_2f_FILESERVICES.A1" table:number-columns-spanned="10" office:value-type="string">
            <text:p text:style-name="P42">Storage / File Services</text:p>
          </table:table-cell>
          <table:covered-table-cell/>
          <table:covered-table-cell/>
          <table:covered-table-cell/>
          <table:covered-table-cell/>
          <table:covered-table-cell/>
          <table:covered-table-cell/>
          <table:covered-table-cell/>
          <table:covered-table-cell/>
          <table:covered-table-cell/>
        </table:table-row>
        <table:table-row>
          <table:table-cell table:style-name="STORAGE_2f_FILESERVICES.A2" office:value-type="string">
            <text:p text:style-name="P37">[TOPIC]</text:p>
          </table:table-cell>
          <table:table-cell table:style-name="STORAGE_2f_FILESERVICES.A2" office:value-type="string">
            <text:p text:style-name="P37">[EXPERIENCE]</text:p>
          </table:table-cell>
          <table:table-cell table:style-name="STORAGE_2f_FILESERVICES.A2" office:value-type="string">
            <text:p text:style-name="P37">[PROJECTS]</text:p>
          </table:table-cell>
          <table:table-cell table:style-name="STORAGE_2f_FILESERVICES.A2" office:value-type="string">
            <text:p text:style-name="P37">[LAST_USE]</text:p>
          </table:table-cell>
          <table:table-cell table:style-name="STORAGE_2f_FILESERVICES.A2" office:value-type="string">
            <text:p text:style-name="P39">[TRAINEE]</text:p>
          </table:table-cell>
          <table:table-cell table:style-name="STORAGE_2f_FILESERVICES.A2" office:value-type="string">
            <text:p text:style-name="P39">[JUNIOR]</text:p>
          </table:table-cell>
          <table:table-cell table:style-name="STORAGE_2f_FILESERVICES.A2" office:value-type="string">
            <text:p text:style-name="P39">[PROFESSIONAL]</text:p>
          </table:table-cell>
          <table:table-cell table:style-name="STORAGE_2f_FILESERVICES.A2" office:value-type="string">
            <text:p text:style-name="P39">[SENIOR]</text:p>
          </table:table-cell>
          <table:table-cell table:style-name="STORAGE_2f_FILESERVICES.A2" office:value-type="string">
            <text:p text:style-name="P39">[EXPERT]</text:p>
          </table:table-cell>
          <table:table-cell table:style-name="STORAGE_2f_FILESERVICES.J2" office:value-type="string">
            <text:p text:style-name="P37">[COMMENT]</text:p>
          </table:table-cell>
        </table:table-row>
      </table:table>
      <table:table table:name="PACKAGING" table:style-name="PACKAGING">
        <table:table-column table:style-name="PACKAGING.A"/>
        <table:table-column table:style-name="PACKAGING.B"/>
        <table:table-column table:style-name="PACKAGING.C"/>
        <table:table-column table:style-name="PACKAGING.D"/>
        <table:table-column table:style-name="PACKAGING.C" table:number-columns-repeated="2"/>
        <table:table-column table:style-name="PACKAGING.B"/>
        <table:table-column table:style-name="PACKAGING.C" table:number-columns-repeated="2"/>
        <table:table-column table:style-name="PACKAGING.J"/>
        <table:table-row>
          <table:table-cell table:style-name="PACKAGING.A1" table:number-columns-spanned="10" office:value-type="string">
            <text:p text:style-name="P42">Packaging</text:p>
          </table:table-cell>
          <table:covered-table-cell/>
          <table:covered-table-cell/>
          <table:covered-table-cell/>
          <table:covered-table-cell/>
          <table:covered-table-cell/>
          <table:covered-table-cell/>
          <table:covered-table-cell/>
          <table:covered-table-cell/>
          <table:covered-table-cell/>
        </table:table-row>
        <table:table-row>
          <table:table-cell table:style-name="PACKAGING.A2" office:value-type="string">
            <text:p text:style-name="P37">[TOPIC]</text:p>
          </table:table-cell>
          <table:table-cell table:style-name="PACKAGING.A2" office:value-type="string">
            <text:p text:style-name="P37">[EXPERIENCE]</text:p>
          </table:table-cell>
          <table:table-cell table:style-name="PACKAGING.A2" office:value-type="string">
            <text:p text:style-name="P37">[PROJECTS]</text:p>
          </table:table-cell>
          <table:table-cell table:style-name="PACKAGING.A2" office:value-type="string">
            <text:p text:style-name="P37">[LAST_USE]</text:p>
          </table:table-cell>
          <table:table-cell table:style-name="PACKAGING.A2" office:value-type="string">
            <text:p text:style-name="P39">[TRAINEE]</text:p>
          </table:table-cell>
          <table:table-cell table:style-name="PACKAGING.A2" office:value-type="string">
            <text:p text:style-name="P39">[JUNIOR]</text:p>
          </table:table-cell>
          <table:table-cell table:style-name="PACKAGING.A2" office:value-type="string">
            <text:p text:style-name="P39">[PROFESSIONAL]</text:p>
          </table:table-cell>
          <table:table-cell table:style-name="PACKAGING.A2" office:value-type="string">
            <text:p text:style-name="P39">[SENIOR]</text:p>
          </table:table-cell>
          <table:table-cell table:style-name="PACKAGING.A2" office:value-type="string">
            <text:p text:style-name="P39">[EXPERT]</text:p>
          </table:table-cell>
          <table:table-cell table:style-name="PACKAGING.J2" office:value-type="string">
            <text:p text:style-name="P37">[COMMENT]</text:p>
          </table:table-cell>
        </table:table-row>
      </table:table>
      <table:table table:name="HOCHVERFüGBARKEIT" table:style-name="HOCHVERFüGBARKEIT">
        <table:table-column table:style-name="HOCHVERFüGBARKEIT.A"/>
        <table:table-column table:style-name="HOCHVERFüGBARKEIT.B"/>
        <table:table-column table:style-name="HOCHVERFüGBARKEIT.C"/>
        <table:table-column table:style-name="HOCHVERFüGBARKEIT.D"/>
        <table:table-column table:style-name="HOCHVERFüGBARKEIT.C" table:number-columns-repeated="2"/>
        <table:table-column table:style-name="HOCHVERFüGBARKEIT.B"/>
        <table:table-column table:style-name="HOCHVERFüGBARKEIT.C" table:number-columns-repeated="2"/>
        <table:table-column table:style-name="HOCHVERFüGBARKEIT.J"/>
        <table:table-row>
          <table:table-cell table:style-name="HOCHVERFüGBARKEIT.A1" table:number-columns-spanned="10" office:value-type="string">
            <text:p text:style-name="P42">Hochverfügbarkeit</text:p>
          </table:table-cell>
          <table:covered-table-cell/>
          <table:covered-table-cell/>
          <table:covered-table-cell/>
          <table:covered-table-cell/>
          <table:covered-table-cell/>
          <table:covered-table-cell/>
          <table:covered-table-cell/>
          <table:covered-table-cell/>
          <table:covered-table-cell/>
        </table:table-row>
        <table:table-row>
          <table:table-cell table:style-name="HOCHVERFüGBARKEIT.A2" office:value-type="string">
            <text:p text:style-name="P37">[TOPIC]</text:p>
          </table:table-cell>
          <table:table-cell table:style-name="HOCHVERFüGBARKEIT.A2" office:value-type="string">
            <text:p text:style-name="P37">[EXPERIENCE]</text:p>
          </table:table-cell>
          <table:table-cell table:style-name="HOCHVERFüGBARKEIT.A2" office:value-type="string">
            <text:p text:style-name="P37">[PROJECTS]</text:p>
          </table:table-cell>
          <table:table-cell table:style-name="HOCHVERFüGBARKEIT.A2" office:value-type="string">
            <text:p text:style-name="P37">[LAST_USE]</text:p>
          </table:table-cell>
          <table:table-cell table:style-name="HOCHVERFüGBARKEIT.A2" office:value-type="string">
            <text:p text:style-name="P39">[TRAINEE]</text:p>
          </table:table-cell>
          <table:table-cell table:style-name="HOCHVERFüGBARKEIT.A2" office:value-type="string">
            <text:p text:style-name="P39">[JUNIOR]</text:p>
          </table:table-cell>
          <table:table-cell table:style-name="HOCHVERFüGBARKEIT.A2" office:value-type="string">
            <text:p text:style-name="P39">[PROFESSIONAL]</text:p>
          </table:table-cell>
          <table:table-cell table:style-name="HOCHVERFüGBARKEIT.A2" office:value-type="string">
            <text:p text:style-name="P39">[SENIOR]</text:p>
          </table:table-cell>
          <table:table-cell table:style-name="HOCHVERFüGBARKEIT.A2" office:value-type="string">
            <text:p text:style-name="P39">[EXPERT]</text:p>
          </table:table-cell>
          <table:table-cell table:style-name="HOCHVERFüGBARKEIT.J2" office:value-type="string">
            <text:p text:style-name="P37">[COMMENT]</text:p>
          </table:table-cell>
        </table:table-row>
      </table:table>
      <table:table table:name="BACKUPSERVICES" table:style-name="BACKUPSERVICES">
        <table:table-column table:style-name="BACKUPSERVICES.A"/>
        <table:table-column table:style-name="BACKUPSERVICES.B"/>
        <table:table-column table:style-name="BACKUPSERVICES.C"/>
        <table:table-column table:style-name="BACKUPSERVICES.D"/>
        <table:table-column table:style-name="BACKUPSERVICES.C" table:number-columns-repeated="2"/>
        <table:table-column table:style-name="BACKUPSERVICES.B"/>
        <table:table-column table:style-name="BACKUPSERVICES.C" table:number-columns-repeated="2"/>
        <table:table-column table:style-name="BACKUPSERVICES.J"/>
        <table:table-row>
          <table:table-cell table:style-name="BACKUPSERVICES.A1" table:number-columns-spanned="10" office:value-type="string">
            <text:p text:style-name="P42">Backup Services</text:p>
          </table:table-cell>
          <table:covered-table-cell/>
          <table:covered-table-cell/>
          <table:covered-table-cell/>
          <table:covered-table-cell/>
          <table:covered-table-cell/>
          <table:covered-table-cell/>
          <table:covered-table-cell/>
          <table:covered-table-cell/>
          <table:covered-table-cell/>
        </table:table-row>
        <table:table-row>
          <table:table-cell table:style-name="BACKUPSERVICES.A2" office:value-type="string">
            <text:p text:style-name="P37">[TOPIC]</text:p>
          </table:table-cell>
          <table:table-cell table:style-name="BACKUPSERVICES.A2" office:value-type="string">
            <text:p text:style-name="P37">[EXPERIENCE]</text:p>
          </table:table-cell>
          <table:table-cell table:style-name="BACKUPSERVICES.A2" office:value-type="string">
            <text:p text:style-name="P37">[PROJECTS]</text:p>
          </table:table-cell>
          <table:table-cell table:style-name="BACKUPSERVICES.A2" office:value-type="string">
            <text:p text:style-name="P37">[LAST_USE]</text:p>
          </table:table-cell>
          <table:table-cell table:style-name="BACKUPSERVICES.A2" office:value-type="string">
            <text:p text:style-name="P39">[TRAINEE]</text:p>
          </table:table-cell>
          <table:table-cell table:style-name="BACKUPSERVICES.A2" office:value-type="string">
            <text:p text:style-name="P39">[JUNIOR]</text:p>
          </table:table-cell>
          <table:table-cell table:style-name="BACKUPSERVICES.A2" office:value-type="string">
            <text:p text:style-name="P39">[PROFESSIONAL]</text:p>
          </table:table-cell>
          <table:table-cell table:style-name="BACKUPSERVICES.A2" office:value-type="string">
            <text:p text:style-name="P39">[SENIOR]</text:p>
          </table:table-cell>
          <table:table-cell table:style-name="BACKUPSERVICES.A2" office:value-type="string">
            <text:p text:style-name="P39">[EXPERT]</text:p>
          </table:table-cell>
          <table:table-cell table:style-name="BACKUPSERVICES.J2" office:value-type="string">
            <text:p text:style-name="P37">[COMMENT]</text:p>
          </table:table-cell>
        </table:table-row>
      </table:table>
      <table:table table:name="MAILSERVICE" table:style-name="MAILSERVICE">
        <table:table-column table:style-name="MAILSERVICE.A"/>
        <table:table-column table:style-name="MAILSERVICE.B"/>
        <table:table-column table:style-name="MAILSERVICE.C"/>
        <table:table-column table:style-name="MAILSERVICE.D"/>
        <table:table-column table:style-name="MAILSERVICE.C" table:number-columns-repeated="2"/>
        <table:table-column table:style-name="MAILSERVICE.B"/>
        <table:table-column table:style-name="MAILSERVICE.C" table:number-columns-repeated="2"/>
        <table:table-column table:style-name="MAILSERVICE.J"/>
        <table:table-row>
          <table:table-cell table:style-name="MAILSERVICE.A1" table:number-columns-spanned="10" office:value-type="string">
            <text:p text:style-name="P42">Mail Service</text:p>
          </table:table-cell>
          <table:covered-table-cell/>
          <table:covered-table-cell/>
          <table:covered-table-cell/>
          <table:covered-table-cell/>
          <table:covered-table-cell/>
          <table:covered-table-cell/>
          <table:covered-table-cell/>
          <table:covered-table-cell/>
          <table:covered-table-cell/>
        </table:table-row>
        <table:table-row>
          <table:table-cell table:style-name="MAILSERVICE.A2" office:value-type="string">
            <text:p text:style-name="P37">[TOPIC]</text:p>
          </table:table-cell>
          <table:table-cell table:style-name="MAILSERVICE.A2" office:value-type="string">
            <text:p text:style-name="P37">[EXPERIENCE]</text:p>
          </table:table-cell>
          <table:table-cell table:style-name="MAILSERVICE.A2" office:value-type="string">
            <text:p text:style-name="P37">[PROJECTS]</text:p>
          </table:table-cell>
          <table:table-cell table:style-name="MAILSERVICE.A2" office:value-type="string">
            <text:p text:style-name="P37">[LAST_USE]</text:p>
          </table:table-cell>
          <table:table-cell table:style-name="MAILSERVICE.A2" office:value-type="string">
            <text:p text:style-name="P39">[TRAINEE]</text:p>
          </table:table-cell>
          <table:table-cell table:style-name="MAILSERVICE.A2" office:value-type="string">
            <text:p text:style-name="P39">[JUNIOR]</text:p>
          </table:table-cell>
          <table:table-cell table:style-name="MAILSERVICE.A2" office:value-type="string">
            <text:p text:style-name="P39">[PROFESSIONAL]</text:p>
          </table:table-cell>
          <table:table-cell table:style-name="MAILSERVICE.A2" office:value-type="string">
            <text:p text:style-name="P39">[SENIOR]</text:p>
          </table:table-cell>
          <table:table-cell table:style-name="MAILSERVICE.A2" office:value-type="string">
            <text:p text:style-name="P39">[EXPERT]</text:p>
          </table:table-cell>
          <table:table-cell table:style-name="MAILSERVICE.J2" office:value-type="string">
            <text:p text:style-name="P37">[COMMENT]</text:p>
          </table:table-cell>
        </table:table-row>
      </table:table>
      <table:table table:name="WEB-&amp;APPLICATION-SERVER" table:style-name="WEB-_26_APPLICATION-SERVER">
        <table:table-column table:style-name="WEB-_26_APPLICATION-SERVER.A"/>
        <table:table-column table:style-name="WEB-_26_APPLICATION-SERVER.B"/>
        <table:table-column table:style-name="WEB-_26_APPLICATION-SERVER.C"/>
        <table:table-column table:style-name="WEB-_26_APPLICATION-SERVER.D"/>
        <table:table-column table:style-name="WEB-_26_APPLICATION-SERVER.C" table:number-columns-repeated="2"/>
        <table:table-column table:style-name="WEB-_26_APPLICATION-SERVER.B"/>
        <table:table-column table:style-name="WEB-_26_APPLICATION-SERVER.C" table:number-columns-repeated="2"/>
        <table:table-column table:style-name="WEB-_26_APPLICATION-SERVER.J"/>
        <table:table-row>
          <table:table-cell table:style-name="WEB-_26_APPLICATION-SERVER.A1" table:number-columns-spanned="10" office:value-type="string">
            <text:p text:style-name="P42">Web- &amp; Application-Server</text:p>
          </table:table-cell>
          <table:covered-table-cell/>
          <table:covered-table-cell/>
          <table:covered-table-cell/>
          <table:covered-table-cell/>
          <table:covered-table-cell/>
          <table:covered-table-cell/>
          <table:covered-table-cell/>
          <table:covered-table-cell/>
          <table:covered-table-cell/>
        </table:table-row>
        <table:table-row>
          <table:table-cell table:style-name="WEB-_26_APPLICATION-SERVER.A2" office:value-type="string">
            <text:p text:style-name="P38">[TOPIC]</text:p>
          </table:table-cell>
          <table:table-cell table:style-name="WEB-_26_APPLICATION-SERVER.A2" office:value-type="string">
            <text:p text:style-name="P38">[EXPERIENCE]</text:p>
          </table:table-cell>
          <table:table-cell table:style-name="WEB-_26_APPLICATION-SERVER.A2" office:value-type="string">
            <text:p text:style-name="P38">[PROJECTS]</text:p>
          </table:table-cell>
          <table:table-cell table:style-name="WEB-_26_APPLICATION-SERVER.A2" office:value-type="string">
            <text:p text:style-name="P38">[LAST_USE]</text:p>
          </table:table-cell>
          <table:table-cell table:style-name="WEB-_26_APPLICATION-SERVER.A2" office:value-type="string">
            <text:p text:style-name="P40">[TRAINEE]</text:p>
          </table:table-cell>
          <table:table-cell table:style-name="WEB-_26_APPLICATION-SERVER.A2" office:value-type="string">
            <text:p text:style-name="P40">[JUNIOR]</text:p>
          </table:table-cell>
          <table:table-cell table:style-name="WEB-_26_APPLICATION-SERVER.A2" office:value-type="string">
            <text:p text:style-name="P40">[PROFESSIONAL]</text:p>
          </table:table-cell>
          <table:table-cell table:style-name="WEB-_26_APPLICATION-SERVER.A2" office:value-type="string">
            <text:p text:style-name="P40">[SENIOR]</text:p>
          </table:table-cell>
          <table:table-cell table:style-name="WEB-_26_APPLICATION-SERVER.A2" office:value-type="string">
            <text:p text:style-name="P40">[EXPERT]</text:p>
          </table:table-cell>
          <table:table-cell table:style-name="WEB-_26_APPLICATION-SERVER.J2" office:value-type="string">
            <text:p text:style-name="P38">[COMMENT]</text:p>
          </table:table-cell>
        </table:table-row>
      </table:table>
      <table:table table:name="DBSERVER" table:style-name="DBSERVER">
        <table:table-column table:style-name="DBSERVER.A"/>
        <table:table-column table:style-name="DBSERVER.B"/>
        <table:table-column table:style-name="DBSERVER.C"/>
        <table:table-column table:style-name="DBSERVER.D"/>
        <table:table-column table:style-name="DBSERVER.C" table:number-columns-repeated="2"/>
        <table:table-column table:style-name="DBSERVER.B"/>
        <table:table-column table:style-name="DBSERVER.C" table:number-columns-repeated="2"/>
        <table:table-column table:style-name="DBSERVER.J"/>
        <table:table-row>
          <table:table-cell table:style-name="DBSERVER.A1" table:number-columns-spanned="10" office:value-type="string">
            <text:p text:style-name="P42">DB Server</text:p>
          </table:table-cell>
          <table:covered-table-cell/>
          <table:covered-table-cell/>
          <table:covered-table-cell/>
          <table:covered-table-cell/>
          <table:covered-table-cell/>
          <table:covered-table-cell/>
          <table:covered-table-cell/>
          <table:covered-table-cell/>
          <table:covered-table-cell/>
        </table:table-row>
        <table:table-row>
          <table:table-cell table:style-name="DBSERVER.A2" office:value-type="string">
            <text:p text:style-name="P38">[TOPIC]</text:p>
          </table:table-cell>
          <table:table-cell table:style-name="DBSERVER.A2" office:value-type="string">
            <text:p text:style-name="P38">[EXPERIENCE]</text:p>
          </table:table-cell>
          <table:table-cell table:style-name="DBSERVER.A2" office:value-type="string">
            <text:p text:style-name="P38">[PROJECTS]</text:p>
          </table:table-cell>
          <table:table-cell table:style-name="DBSERVER.A2" office:value-type="string">
            <text:p text:style-name="P38">[LAST_USE]</text:p>
          </table:table-cell>
          <table:table-cell table:style-name="DBSERVER.A2" office:value-type="string">
            <text:p text:style-name="P40">[TRAINEE]</text:p>
          </table:table-cell>
          <table:table-cell table:style-name="DBSERVER.A2" office:value-type="string">
            <text:p text:style-name="P40">[JUNIOR]</text:p>
          </table:table-cell>
          <table:table-cell table:style-name="DBSERVER.A2" office:value-type="string">
            <text:p text:style-name="P40">[PROFESSIONAL]</text:p>
          </table:table-cell>
          <table:table-cell table:style-name="DBSERVER.A2" office:value-type="string">
            <text:p text:style-name="P40">[SENIOR]</text:p>
          </table:table-cell>
          <table:table-cell table:style-name="DBSERVER.A2" office:value-type="string">
            <text:p text:style-name="P40">[EXPERT]</text:p>
          </table:table-cell>
          <table:table-cell table:style-name="DBSERVER.J2" office:value-type="string">
            <text:p text:style-name="P38">[COMMENT]</text:p>
          </table:table-cell>
        </table:table-row>
      </table:table>
      <table:table table:name="SECURITY" table:style-name="SECURITY">
        <table:table-column table:style-name="SECURITY.A"/>
        <table:table-column table:style-name="SECURITY.B"/>
        <table:table-column table:style-name="SECURITY.C"/>
        <table:table-column table:style-name="SECURITY.D"/>
        <table:table-column table:style-name="SECURITY.C" table:number-columns-repeated="2"/>
        <table:table-column table:style-name="SECURITY.B"/>
        <table:table-column table:style-name="SECURITY.C" table:number-columns-repeated="2"/>
        <table:table-column table:style-name="SECURITY.J"/>
        <table:table-row>
          <table:table-cell table:style-name="SECURITY.A1" table:number-columns-spanned="10" office:value-type="string">
            <text:p text:style-name="P42">Security</text:p>
          </table:table-cell>
          <table:covered-table-cell/>
          <table:covered-table-cell/>
          <table:covered-table-cell/>
          <table:covered-table-cell/>
          <table:covered-table-cell/>
          <table:covered-table-cell/>
          <table:covered-table-cell/>
          <table:covered-table-cell/>
          <table:covered-table-cell/>
        </table:table-row>
        <table:table-row>
          <table:table-cell table:style-name="SECURITY.A2" office:value-type="string">
            <text:p text:style-name="P43">[TOPIC]</text:p>
          </table:table-cell>
          <table:table-cell table:style-name="SECURITY.A2" office:value-type="string">
            <text:p text:style-name="P36">[EXPERIEN<text:soft-page-break/>CE]</text:p>
          </table:table-cell>
          <table:table-cell table:style-name="SECURITY.A2" office:value-type="string">
            <text:p text:style-name="P36">[PROJECTS]</text:p>
          </table:table-cell>
          <table:table-cell table:style-name="SECURITY.A2" office:value-type="string">
            <text:p text:style-name="P36">[LAST_USE]</text:p>
          </table:table-cell>
          <table:table-cell table:style-name="SECURITY.A2" office:value-type="string">
            <text:p text:style-name="P39">[TRAINEE]</text:p>
          </table:table-cell>
          <table:table-cell table:style-name="SECURITY.A2" office:value-type="string">
            <text:p text:style-name="P39">[JUNIOR]</text:p>
          </table:table-cell>
          <table:table-cell table:style-name="SECURITY.A2" office:value-type="string">
            <text:p text:style-name="P39">[PROFESSI<text:soft-page-break/>ONAL]</text:p>
          </table:table-cell>
          <table:table-cell table:style-name="SECURITY.A2" office:value-type="string">
            <text:p text:style-name="P39">[SENIOR]</text:p>
          </table:table-cell>
          <table:table-cell table:style-name="SECURITY.A2" office:value-type="string">
            <text:p text:style-name="P39">[EXPERT]</text:p>
          </table:table-cell>
          <table:table-cell table:style-name="SECURITY.J2" office:value-type="string">
            <text:p text:style-name="P36">[COMMENT]</text:p>
          </table:table-cell>
        </table:table-row>
      </table:table>
      <table:table table:name="SERVERVIRTUALISIERUNG" table:style-name="SERVERVIRTUALISIERUNG">
        <table:table-column table:style-name="SERVERVIRTUALISIERUNG.A"/>
        <table:table-column table:style-name="SERVERVIRTUALISIERUNG.B"/>
        <table:table-column table:style-name="SERVERVIRTUALISIERUNG.C"/>
        <table:table-column table:style-name="SERVERVIRTUALISIERUNG.D"/>
        <table:table-column table:style-name="SERVERVIRTUALISIERUNG.C" table:number-columns-repeated="2"/>
        <table:table-column table:style-name="SERVERVIRTUALISIERUNG.B"/>
        <table:table-column table:style-name="SERVERVIRTUALISIERUNG.C" table:number-columns-repeated="2"/>
        <table:table-column table:style-name="SERVERVIRTUALISIERUNG.J"/>
        <table:table-row>
          <table:table-cell table:style-name="SERVERVIRTUALISIERUNG.A1" table:number-columns-spanned="10" office:value-type="string">
            <text:p text:style-name="P42">Server Virtualisierung</text:p>
          </table:table-cell>
          <table:covered-table-cell/>
          <table:covered-table-cell/>
          <table:covered-table-cell/>
          <table:covered-table-cell/>
          <table:covered-table-cell/>
          <table:covered-table-cell/>
          <table:covered-table-cell/>
          <table:covered-table-cell/>
          <table:covered-table-cell/>
        </table:table-row>
        <table:table-row>
          <table:table-cell table:style-name="SERVERVIRTUALISIERUNG.A2" office:value-type="string">
            <text:p text:style-name="P38">[TOPIC]</text:p>
          </table:table-cell>
          <table:table-cell table:style-name="SERVERVIRTUALISIERUNG.A2" office:value-type="string">
            <text:p text:style-name="P38">[EXPERIENCE]</text:p>
          </table:table-cell>
          <table:table-cell table:style-name="SERVERVIRTUALISIERUNG.A2" office:value-type="string">
            <text:p text:style-name="P38">[PROJECTS]</text:p>
          </table:table-cell>
          <table:table-cell table:style-name="SERVERVIRTUALISIERUNG.A2" office:value-type="string">
            <text:p text:style-name="P38">[LAST_USE]</text:p>
          </table:table-cell>
          <table:table-cell table:style-name="SERVERVIRTUALISIERUNG.A2" office:value-type="string">
            <text:p text:style-name="P40">[TRAINEE]</text:p>
          </table:table-cell>
          <table:table-cell table:style-name="SERVERVIRTUALISIERUNG.A2" office:value-type="string">
            <text:p text:style-name="P40">[JUNIOR]</text:p>
          </table:table-cell>
          <table:table-cell table:style-name="SERVERVIRTUALISIERUNG.A2" office:value-type="string">
            <text:p text:style-name="P40">[PROFESSIONAL]</text:p>
          </table:table-cell>
          <table:table-cell table:style-name="SERVERVIRTUALISIERUNG.A2" office:value-type="string">
            <text:p text:style-name="P40">[SENIOR]</text:p>
          </table:table-cell>
          <table:table-cell table:style-name="SERVERVIRTUALISIERUNG.A2" office:value-type="string">
            <text:p text:style-name="P40">[EXPERT]</text:p>
          </table:table-cell>
          <table:table-cell table:style-name="SERVERVIRTUALISIERUNG.J2" office:value-type="string">
            <text:p text:style-name="P38">[COMMENT]</text:p>
          </table:table-cell>
        </table:table-row>
      </table:table>
      <table:table table:name="CLOUD(IAAS/PAAS)" table:style-name="CLOUD_28_IAAS_2f_PAAS_29_">
        <table:table-column table:style-name="CLOUD_28_IAAS_2f_PAAS_29_.A"/>
        <table:table-column table:style-name="CLOUD_28_IAAS_2f_PAAS_29_.B"/>
        <table:table-column table:style-name="CLOUD_28_IAAS_2f_PAAS_29_.C"/>
        <table:table-column table:style-name="CLOUD_28_IAAS_2f_PAAS_29_.D"/>
        <table:table-column table:style-name="CLOUD_28_IAAS_2f_PAAS_29_.C" table:number-columns-repeated="2"/>
        <table:table-column table:style-name="CLOUD_28_IAAS_2f_PAAS_29_.B"/>
        <table:table-column table:style-name="CLOUD_28_IAAS_2f_PAAS_29_.C" table:number-columns-repeated="2"/>
        <table:table-column table:style-name="CLOUD_28_IAAS_2f_PAAS_29_.J"/>
        <table:table-row>
          <table:table-cell table:style-name="CLOUD_28_IAAS_2f_PAAS_29_.A1" table:number-columns-spanned="10" office:value-type="string">
            <text:p text:style-name="P42">Cloud (Iaas / Paas)</text:p>
          </table:table-cell>
          <table:covered-table-cell/>
          <table:covered-table-cell/>
          <table:covered-table-cell/>
          <table:covered-table-cell/>
          <table:covered-table-cell/>
          <table:covered-table-cell/>
          <table:covered-table-cell/>
          <table:covered-table-cell/>
          <table:covered-table-cell/>
        </table:table-row>
        <table:table-row>
          <table:table-cell table:style-name="CLOUD_28_IAAS_2f_PAAS_29_.A2" office:value-type="string">
            <text:p text:style-name="P38">[TOPIC]</text:p>
          </table:table-cell>
          <table:table-cell table:style-name="CLOUD_28_IAAS_2f_PAAS_29_.A2" office:value-type="string">
            <text:p text:style-name="P38">[EXPERIENCE]</text:p>
          </table:table-cell>
          <table:table-cell table:style-name="CLOUD_28_IAAS_2f_PAAS_29_.A2" office:value-type="string">
            <text:p text:style-name="P38">[PROJECTS]</text:p>
          </table:table-cell>
          <table:table-cell table:style-name="CLOUD_28_IAAS_2f_PAAS_29_.A2" office:value-type="string">
            <text:p text:style-name="P38">[LAST_USE]</text:p>
          </table:table-cell>
          <table:table-cell table:style-name="CLOUD_28_IAAS_2f_PAAS_29_.A2" office:value-type="string">
            <text:p text:style-name="P40">[TRAINEE]</text:p>
          </table:table-cell>
          <table:table-cell table:style-name="CLOUD_28_IAAS_2f_PAAS_29_.A2" office:value-type="string">
            <text:p text:style-name="P40">[JUNIOR]</text:p>
          </table:table-cell>
          <table:table-cell table:style-name="CLOUD_28_IAAS_2f_PAAS_29_.A2" office:value-type="string">
            <text:p text:style-name="P40">[PROFESSIONAL]</text:p>
          </table:table-cell>
          <table:table-cell table:style-name="CLOUD_28_IAAS_2f_PAAS_29_.A2" office:value-type="string">
            <text:p text:style-name="P40">[SENIOR]</text:p>
          </table:table-cell>
          <table:table-cell table:style-name="CLOUD_28_IAAS_2f_PAAS_29_.A2" office:value-type="string">
            <text:p text:style-name="P40">[EXPERT]</text:p>
          </table:table-cell>
          <table:table-cell table:style-name="CLOUD_28_IAAS_2f_PAAS_29_.J2" office:value-type="string">
            <text:p text:style-name="P38">[COMMENT]</text:p>
          </table:table-cell>
        </table:table-row>
      </table:table>
      <table:table table:name="TOOLS" table:style-name="TOOLS">
        <table:table-column table:style-name="TOOLS.A"/>
        <table:table-column table:style-name="TOOLS.B"/>
        <table:table-column table:style-name="TOOLS.C"/>
        <table:table-column table:style-name="TOOLS.D"/>
        <table:table-column table:style-name="TOOLS.C" table:number-columns-repeated="2"/>
        <table:table-column table:style-name="TOOLS.B"/>
        <table:table-column table:style-name="TOOLS.C" table:number-columns-repeated="2"/>
        <table:table-column table:style-name="TOOLS.J"/>
        <table:table-row>
          <table:table-cell table:style-name="TOOLS.A1" table:number-columns-spanned="10" office:value-type="string">
            <text:p text:style-name="P42">Tools</text:p>
          </table:table-cell>
          <table:covered-table-cell/>
          <table:covered-table-cell/>
          <table:covered-table-cell/>
          <table:covered-table-cell/>
          <table:covered-table-cell/>
          <table:covered-table-cell/>
          <table:covered-table-cell/>
          <table:covered-table-cell/>
          <table:covered-table-cell/>
        </table:table-row>
        <table:table-row>
          <table:table-cell table:style-name="TOOLS.A2" office:value-type="string">
            <text:p text:style-name="P38">[TOPIC]</text:p>
          </table:table-cell>
          <table:table-cell table:style-name="TOOLS.A2" office:value-type="string">
            <text:p text:style-name="P38">[EXPERIENCE]</text:p>
          </table:table-cell>
          <table:table-cell table:style-name="TOOLS.A2" office:value-type="string">
            <text:p text:style-name="P38">[PROJECTS]</text:p>
          </table:table-cell>
          <table:table-cell table:style-name="TOOLS.A2" office:value-type="string">
            <text:p text:style-name="P38">[LAST_USE]</text:p>
          </table:table-cell>
          <table:table-cell table:style-name="TOOLS.A2" office:value-type="string">
            <text:p text:style-name="P40">[TRAINEE]</text:p>
          </table:table-cell>
          <table:table-cell table:style-name="TOOLS.A2" office:value-type="string">
            <text:p text:style-name="P40">[JUNIOR]</text:p>
          </table:table-cell>
          <table:table-cell table:style-name="TOOLS.A2" office:value-type="string">
            <text:p text:style-name="P40">[PROFESSIONAL]</text:p>
          </table:table-cell>
          <table:table-cell table:style-name="TOOLS.A2" office:value-type="string">
            <text:p text:style-name="P40">[SENIOR]</text:p>
          </table:table-cell>
          <table:table-cell table:style-name="TOOLS.A2" office:value-type="string">
            <text:p text:style-name="P40">[EXPERT]</text:p>
          </table:table-cell>
          <table:table-cell table:style-name="TOOLS.J2" office:value-type="string">
            <text:p text:style-name="P38">[COMMENT]</text:p>
          </table:table-cell>
        </table:table-row>
      </table:table>
      <table:table table:name="PROGRAMMIER-UNDSCRIPT-SPRACHEN" table:style-name="PROGRAMMIER-UNDSCRIPT-SPRACHEN">
        <table:table-column table:style-name="PROGRAMMIER-UNDSCRIPT-SPRACHEN.A"/>
        <table:table-column table:style-name="PROGRAMMIER-UNDSCRIPT-SPRACHEN.B"/>
        <table:table-column table:style-name="PROGRAMMIER-UNDSCRIPT-SPRACHEN.C"/>
        <table:table-column table:style-name="PROGRAMMIER-UNDSCRIPT-SPRACHEN.D"/>
        <table:table-column table:style-name="PROGRAMMIER-UNDSCRIPT-SPRACHEN.C" table:number-columns-repeated="2"/>
        <table:table-column table:style-name="PROGRAMMIER-UNDSCRIPT-SPRACHEN.B"/>
        <table:table-column table:style-name="PROGRAMMIER-UNDSCRIPT-SPRACHEN.C" table:number-columns-repeated="2"/>
        <table:table-column table:style-name="PROGRAMMIER-UNDSCRIPT-SPRACHEN.J"/>
        <table:table-row>
          <table:table-cell table:style-name="PROGRAMMIER-UNDSCRIPT-SPRACHEN.A1" table:number-columns-spanned="10" office:value-type="string">
            <text:p text:style-name="P42">Programmier- und Script-Sprachen</text:p>
          </table:table-cell>
          <table:covered-table-cell/>
          <table:covered-table-cell/>
          <table:covered-table-cell/>
          <table:covered-table-cell/>
          <table:covered-table-cell/>
          <table:covered-table-cell/>
          <table:covered-table-cell/>
          <table:covered-table-cell/>
          <table:covered-table-cell/>
        </table:table-row>
        <table:table-row table:style-name="PROGRAMMIER-UNDSCRIPT-SPRACHEN.2">
          <table:table-cell table:style-name="PROGRAMMIER-UNDSCRIPT-SPRACHEN.A2" office:value-type="string">
            <text:p text:style-name="P44">[TOPIC]</text:p>
          </table:table-cell>
          <table:table-cell table:style-name="PROGRAMMIER-UNDSCRIPT-SPRACHEN.A2" office:value-type="string">
            <text:p text:style-name="P36">[EXPERIENCE]</text:p>
          </table:table-cell>
          <table:table-cell table:style-name="PROGRAMMIER-UNDSCRIPT-SPRACHEN.A2" office:value-type="string">
            <text:p text:style-name="P36">[PROJECTS]</text:p>
          </table:table-cell>
          <table:table-cell table:style-name="PROGRAMMIER-UNDSCRIPT-SPRACHEN.A2" office:value-type="string">
            <text:p text:style-name="P36">[LAST_USE]</text:p>
          </table:table-cell>
          <table:table-cell table:style-name="PROGRAMMIER-UNDSCRIPT-SPRACHEN.A2" office:value-type="string">
            <text:p text:style-name="P39">[TRAINEE]</text:p>
          </table:table-cell>
          <table:table-cell table:style-name="PROGRAMMIER-UNDSCRIPT-SPRACHEN.A2" office:value-type="string">
            <text:p text:style-name="P39">[JUNIOR]</text:p>
          </table:table-cell>
          <table:table-cell table:style-name="PROGRAMMIER-UNDSCRIPT-SPRACHEN.A2" office:value-type="string">
            <text:p text:style-name="P39">[PROFESSIONAL]</text:p>
          </table:table-cell>
          <table:table-cell table:style-name="PROGRAMMIER-UNDSCRIPT-SPRACHEN.A2" office:value-type="string">
            <text:p text:style-name="P39">[SENIOR]</text:p>
          </table:table-cell>
          <table:table-cell table:style-name="PROGRAMMIER-UNDSCRIPT-SPRACHEN.A2" office:value-type="string">
            <text:p text:style-name="P39">[EXPERT]</text:p>
          </table:table-cell>
          <table:table-cell table:style-name="PROGRAMMIER-UNDSCRIPT-SPRACHEN.J2" office:value-type="string">
            <text:p text:style-name="P36">[COMMENT]</text:p>
          </table:table-cell>
        </table:table-row>
      </table:table>
      <table:table table:name="VERSIONCONTROL" table:style-name="VERSIONCONTROL">
        <table:table-column table:style-name="VERSIONCONTROL.A"/>
        <table:table-column table:style-name="VERSIONCONTROL.B"/>
        <table:table-column table:style-name="VERSIONCONTROL.C"/>
        <table:table-column table:style-name="VERSIONCONTROL.D"/>
        <table:table-column table:style-name="VERSIONCONTROL.C" table:number-columns-repeated="2"/>
        <table:table-column table:style-name="VERSIONCONTROL.B"/>
        <table:table-column table:style-name="VERSIONCONTROL.C" table:number-columns-repeated="2"/>
        <table:table-column table:style-name="VERSIONCONTROL.J"/>
        <table:table-row>
          <table:table-cell table:style-name="VERSIONCONTROL.A1" table:number-columns-spanned="10" office:value-type="string">
            <text:p text:style-name="P42">Version Control</text:p>
          </table:table-cell>
          <table:covered-table-cell/>
          <table:covered-table-cell/>
          <table:covered-table-cell/>
          <table:covered-table-cell/>
          <table:covered-table-cell/>
          <table:covered-table-cell/>
          <table:covered-table-cell/>
          <table:covered-table-cell/>
          <table:covered-table-cell/>
        </table:table-row>
        <table:table-row>
          <table:table-cell table:style-name="VERSIONCONTROL.A2" office:value-type="string">
            <text:p text:style-name="P38">[TOPIC]</text:p>
          </table:table-cell>
          <table:table-cell table:style-name="VERSIONCONTROL.A2" office:value-type="string">
            <text:p text:style-name="P38">[EXPERIENCE]</text:p>
          </table:table-cell>
          <table:table-cell table:style-name="VERSIONCONTROL.A2" office:value-type="string">
            <text:p text:style-name="P38">[PROJECTS]</text:p>
          </table:table-cell>
          <table:table-cell table:style-name="VERSIONCONTROL.A2" office:value-type="string">
            <text:p text:style-name="P38">[LAST_USE]</text:p>
          </table:table-cell>
          <table:table-cell table:style-name="VERSIONCONTROL.A2" office:value-type="string">
            <text:p text:style-name="P40">[TRAINEE]</text:p>
          </table:table-cell>
          <table:table-cell table:style-name="VERSIONCONTROL.A2" office:value-type="string">
            <text:p text:style-name="P40">[JUNIOR]</text:p>
          </table:table-cell>
          <table:table-cell table:style-name="VERSIONCONTROL.A2" office:value-type="string">
            <text:p text:style-name="P40">[PROFESSIONAL]</text:p>
          </table:table-cell>
          <table:table-cell table:style-name="VERSIONCONTROL.A2" office:value-type="string">
            <text:p text:style-name="P40">[SENIOR]</text:p>
          </table:table-cell>
          <table:table-cell table:style-name="VERSIONCONTROL.A2" office:value-type="string">
            <text:p text:style-name="P40">[EXPERT]</text:p>
          </table:table-cell>
          <table:table-cell table:style-name="VERSIONCONTROL.J2" office:value-type="string">
            <text:p text:style-name="P38">[COMMENT]</text:p>
          </table:table-cell>
        </table:table-row>
      </table:table>
      <text:h text:style-name="P45" text:outline-level="1">Fachpublikationen und Open Source Contributions</text:h>
      <table:table table:name="Tabelle8" table:style-name="Tabelle8">
        <table:table-column table:style-name="Tabelle8.A"/>
        <table:table-column table:style-name="Tabelle8.B"/>
        <table:table-column table:style-name="Tabelle8.C"/>
        <table:table-header-rows>
          <table:table-row table:style-name="Tabelle8.1">
            <table:table-cell table:style-name="Tabelle8.A1" office:value-type="string">
              <text:p text:style-name="P33">Name</text:p>
            </table:table-cell>
            <table:table-cell table:style-name="Tabelle8.A1" office:value-type="string">
              <text:p text:style-name="P33">Jahr</text:p>
            </table:table-cell>
            <table:table-cell table:style-name="Tabelle8.C1" office:value-type="string">
              <text:p text:style-name="P33">Beschreibung</text:p>
            </table:table-cell>
          </table:table-row>
        </table:table-header-rows>
        <table:table-row table:style-name="Tabelle8.1">
          <table:table-cell table:style-name="Tabelle8.A2" office:value-type="string">
            <text:p text:style-name="P33"/>
          </table:table-cell>
          <table:table-cell table:style-name="Tabelle8.B2" office:value-type="string">
            <text:p text:style-name="P33"/>
          </table:table-cell>
          <table:table-cell table:style-name="Tabelle8.C2" office:value-type="string">
            <text:p text:style-name="P33"/>
          </table:table-cell>
        </table:table-row>
        <table:table-row table:style-name="Tabelle8.1">
          <table:table-cell table:style-name="Tabelle8.A2" office:value-type="string">
            <text:p text:style-name="P33"/>
          </table:table-cell>
          <table:table-cell table:style-name="Tabelle8.B2" office:value-type="string">
            <text:p text:style-name="P33"/>
          </table:table-cell>
          <table:table-cell table:style-name="Tabelle8.C2" office:value-type="string">
            <text:p text:style-name="P33"/>
          </table:table-cell>
        </table:table-row>
        <table:table-row table:style-name="Tabelle8.1">
          <table:table-cell table:style-name="Tabelle8.A2" office:value-type="string">
            <text:p text:style-name="P33"/>
          </table:table-cell>
          <table:table-cell table:style-name="Tabelle8.B2" office:value-type="string">
            <text:p text:style-name="P33"/>
          </table:table-cell>
          <table:table-cell table:style-name="Tabelle8.C2" office:value-type="string">
            <text:p text:style-name="P33"/>
          </table:table-cell>
        </table:table-row>
        <table:table-row table:style-name="Tabelle8.1">
          <table:table-cell table:style-name="Tabelle8.A2" office:value-type="string">
            <text:p text:style-name="P33"/>
          </table:table-cell>
          <table:table-cell table:style-name="Tabelle8.B2" office:value-type="string">
            <text:p text:style-name="P33"/>
          </table:table-cell>
          <table:table-cell table:style-name="Tabelle8.C2" office:value-type="string">
            <text:p text:style-name="P33"/>
          </table:table-cell>
        </table:table-row>
        <table:table-row table:style-name="Tabelle8.6">
          <table:table-cell table:style-name="Tabelle8.A2" office:value-type="string">
            <text:p text:style-name="P33"/>
          </table:table-cell>
          <table:table-cell table:style-name="Tabelle8.B2" office:value-type="string">
            <text:p text:style-name="P33"/>
          </table:table-cell>
          <table:table-cell table:style-name="Tabelle8.C2" office:value-type="string">
            <text:p text:style-name="P33"/>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Unicode MS" svg:font-family="'Arial Unicode MS'" style:font-pitch="variable"/>
    <style:font-face style:name="Courier" svg:font-family="Courier" style:font-family-generic="modern" style:font-pitch="fixed"/>
    <style:font-face style:name="Courier New" svg:font-family="'Courier New'" style:font-family-generic="modern" style:font-pitch="fixed"/>
    <style:font-face style:name="HG Mincho Light J" svg:font-family="'HG Mincho Light J'" style:font-pitch="variable"/>
    <style:font-face style:name="Humnst777 BT" svg:font-family="'Humnst777 BT'" style:font-pitch="variable"/>
    <style:font-face style:name="Humnst777 BT1" svg:font-family="'Humnst777 BT'" style:font-family-generic="swiss" style:font-pitch="variable"/>
    <style:font-face style:name="Humnst777 BT2" svg:font-family="'Humnst777 BT'" style:font-adornments="Regular" style:font-pitch="variable"/>
    <style:font-face style:name="Humnst777 BT3" svg:font-family="'Humnst777 BT'" style:font-adornments="Standard" style:font-pitch="variable"/>
    <style:font-face style:name="Humnst777 Lt BT" svg:font-family="'Humnst777 Lt BT'" style:font-pitch="variable"/>
    <style:font-face style:name="Humnst777 Lt BT1" svg:font-family="'Humnst777 Lt BT'" style:font-family-generic="swiss" style:font-pitch="variable"/>
    <style:font-face style:name="Nimbus Roman No9 L" svg:font-family="'Nimbus Roman No9 L'" style:font-family-generic="roman" style:font-pitch="variable"/>
    <style:font-face style:name="Roboto Light" svg:font-family="'Roboto Light'" style:font-pitch="variable"/>
    <style:font-face style:name="Roboto Light1" svg:font-family="'Roboto Light'" style:font-adornments="Light" style:font-pitch="variable"/>
    <style:font-face style:name="Roboto Light2" svg:font-family="'Roboto Light'" style:font-adornments="Regular" style:font-pitch="variable"/>
    <style:font-face style:name="Roboto Medium" svg:font-family="'Roboto Medium'" style:font-pitch="variable"/>
    <style:font-face style:name="StarSymbol" svg:font-family="Star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fo:color="#000000" loext:opacity="100%" style:font-name="Nimbus Roman No9 L" fo:font-size="12pt" fo:language="en" fo:country="US"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fo:color="#000000" loext:opacity="100%" style:font-name="Nimbus Roman No9 L"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in" fo:margin-bottom="0.0193in" style:contextual-spacing="false" fo:orphans="2" fo:widows="2"/>
      <style:text-properties style:use-window-font-color="true" loext:opacity="0%" style:font-name="Humnst777 Lt BT1" fo:font-family="'Humnst777 Lt BT'" style:font-family-generic="swiss" style:font-pitch="variable" fo:font-size="10pt" fo:language="de" fo:country="CH" style:font-name-asian="Times New Roman" style:font-family-asian="'Times New Roman'" style:font-family-generic-asian="roman" style:font-pitch-asian="variable" style:font-size-asian="10pt"/>
    </style:style>
    <style:style style:name="Text_20_body" style:display-name="Text body" style:family="paragraph" style:parent-style-name="Standard" style:class="text">
      <style:paragraph-properties fo:margin-top="0in" fo:margin-bottom="0.0835in" style:contextual-spacing="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965in" fo:margin-bottom="0.1965in" style:contextual-spacing="false" fo:keep-with-next="always"/>
      <style:text-properties style:font-name="Humnst777 BT" fo:font-family="'Humnst777 BT'"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0.5929in" fo:margin-right="0in" fo:margin-top="0.1965in" fo:margin-bottom="0.0783in" style:contextual-spacing="false" fo:text-indent="0.5929in" style:auto-text-indent="false" fo:padding="0.0193in" fo:border-left="none" fo:border-right="none" fo:border-top="none" fo:border-bottom="0.99pt solid #999999" fo:keep-with-next="always">
        <style:tab-stops/>
      </style:paragraph-properties>
      <style:text-properties style:font-name="Humnst777 BT1" fo:font-family="'Humnst777 BT'" style:font-family-generic="swiss" style:font-pitch="variable" style:letter-kerning="true"/>
    </style:style>
    <style:style style:name="Heading_20_2" style:display-name="Heading 2" style:family="paragraph" style:parent-style-name="Standard" style:next-style-name="Standard" style:default-outline-level="2" style:class="text">
      <style:paragraph-properties fo:margin-left="-0.5929in" fo:margin-right="0in" fo:margin-top="0.1965in" fo:margin-bottom="0.0783in" style:contextual-spacing="false" fo:text-indent="0.5929in" style:auto-text-indent="false" fo:padding="0in" fo:border="none" fo:keep-with-next="always"/>
    </style:style>
    <style:style style:name="Heading_20_3" style:display-name="Heading 3" style:family="paragraph" style:parent-style-name="Standard" style:next-style-name="Standard" style:default-outline-level="3" style:class="text">
      <style:paragraph-properties fo:margin-left="-0.5929in" fo:margin-right="0in" fo:margin-top="0.1965in" fo:margin-bottom="0.0783in" style:contextual-spacing="false" fo:text-indent="0.5929in" style:auto-text-indent="false" fo:keep-with-next="always"/>
    </style:style>
    <style:style style:name="Heading_20_4" style:display-name="Heading 4" style:family="paragraph" style:parent-style-name="Standard" style:next-style-name="Standard" style:default-outline-level="4" style:class="text">
      <style:paragraph-properties fo:margin-left="-0.5929in" fo:margin-right="0in" fo:margin-top="0.1181in" fo:margin-bottom="0.0398in" style:contextual-spacing="false" fo:text-indent="0.5929in" style:auto-text-indent="false" fo:keep-with-next="always"/>
    </style:style>
    <style:style style:name="Heading_20_5" style:display-name="Heading 5" style:family="paragraph" style:parent-style-name="Standard" style:next-style-name="Standard" style:class="text">
      <style:paragraph-properties fo:margin-left="0.7008in" fo:margin-right="0in" fo:margin-top="0.0398in" fo:margin-bottom="0.0398in" style:contextual-spacing="false" fo:text-indent="0.211in" style:auto-text-indent="false">
        <style:tab-stops/>
      </style:paragraph-properties>
    </style:style>
    <style:style style:name="Heading_20_6" style:display-name="Heading 6" style:family="paragraph" style:parent-style-name="Standard" style:next-style-name="Standard" style:class="text">
      <style:paragraph-properties fo:margin-left="0.7992in" fo:margin-right="0in" fo:margin-top="0.0417in" fo:margin-bottom="0.0417in" style:contextual-spacing="false" fo:text-indent="-0.7992in" style:auto-text-indent="false"/>
      <style:text-properties fo:font-style="italic" style:font-style-asian="italic"/>
    </style:style>
    <style:style style:name="Heading_20_7" style:display-name="Heading 7" style:family="paragraph" style:parent-style-name="Standard" style:next-style-name="Standard" style:class="text">
      <style:paragraph-properties fo:margin-left="0.9016in" fo:margin-right="0in" fo:margin-top="0.0417in" fo:margin-bottom="0.0417in" style:contextual-spacing="false" fo:text-indent="-0.9016in" style:auto-text-indent="false"/>
      <style:text-properties fo:font-style="italic" style:font-style-asian="italic"/>
    </style:style>
    <style:style style:name="Heading_20_8" style:display-name="Heading 8" style:family="paragraph" style:parent-style-name="Standard" style:next-style-name="Standard" style:class="text">
      <style:paragraph-properties fo:margin-top="0.0417in" fo:margin-bottom="0.0417in" style:contextual-spacing="false"/>
      <style:text-properties fo:font-style="italic" style:font-style-asian="italic"/>
    </style:style>
    <style:style style:name="Heading_20_9" style:display-name="Heading 9" style:family="paragraph" style:parent-style-name="Standard" style:next-style-name="Standard" style:class="text">
      <style:paragraph-properties fo:margin-left="1.0984in" fo:margin-right="0in" fo:margin-top="0.0417in" fo:margin-bottom="0.0417in" style:contextual-spacing="false" fo:text-indent="-1.0984in" style:auto-text-indent="false"/>
      <style:text-properties fo:font-style="italic" style:font-style-asian="italic"/>
    </style:style>
    <style:style style:name="List" style:family="paragraph" style:parent-style-name="Text_20_body" style:class="list"/>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3.2661in" style:type="center"/>
          <style:tab-stop style:position="6.5319in" style:type="right"/>
        </style:tab-stops>
      </style:paragraph-properties>
      <style:text-properties fo:font-size="8pt" style:font-size-asian="8pt"/>
    </style:style>
    <style:style style:name="Footer" style:family="paragraph" style:parent-style-name="Standard" style:class="extra">
      <style:paragraph-properties>
        <style:tab-stops>
          <style:tab-stop style:position="3.2661in" style:type="center"/>
          <style:tab-stop style:position="6.5319in" style:type="right"/>
        </style:tab-stops>
      </style:paragraph-properties>
      <style:text-properties fo:font-size="8pt" style:font-size-asian="8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loext:graphic-properties draw:fill="none" draw:fill-color="#729fcf"/>
      <style:paragraph-properties fo:text-align="start" style:justify-single-word="false" fo:background-color="transparent" text:number-lines="false" text:line-number="0"/>
      <style:text-properties style:font-name="Humnst777 BT2" fo:font-family="'Humnst777 BT'" style:font-style-name="Regular" style:font-pitch="variable" fo:font-style="normal" fo:font-weight="normal"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Humnst777 BT3" fo:font-family="'Humnst777 BT'" style:font-style-name="Standard" style:font-pitch="variable" fo:font-size="14pt" fo:font-weight="normal" style:font-size-asian="16pt" style:font-weight-asian="bold" style:font-size-complex="16pt" style:font-weight-complex="bold"/>
    </style:style>
    <style:style style:name="Contents_20_1" style:display-name="Contents 1" style:family="paragraph" style:parent-style-name="Standard" style:next-style-name="Standard" style:class="index">
      <loext:graphic-properties draw:fill="none" draw:fill-color="#729fcf"/>
      <style:paragraph-properties fo:margin-left="0.189in" fo:margin-right="0in" fo:margin-top="0.1181in" fo:margin-bottom="0.0591in" style:contextual-spacing="false" fo:text-indent="-0.1965in" style:auto-text-indent="false" fo:background-color="transparent">
        <style:tab-stops>
          <style:tab-stop style:position="6.3492in" style:type="right" style:leader-style="dotted" style:leader-text="."/>
        </style:tab-stops>
      </style:paragraph-properties>
      <style:text-properties fo:color="#000000" loext:opacity="100%" style:font-name="Humnst777 Lt BT" fo:font-family="'Humnst777 Lt BT'" style:font-pitch="variable"/>
    </style:style>
    <style:style style:name="Contents_20_2" style:display-name="Contents 2" style:family="paragraph" style:parent-style-name="Standard" style:next-style-name="Standard" style:class="index">
      <style:paragraph-properties fo:margin-left="0.3173in" fo:margin-right="0in" fo:text-indent="-0.3252in" style:auto-text-indent="false">
        <style:tab-stops/>
      </style:paragraph-properties>
      <style:text-properties fo:color="#000000" loext:opacity="100%"/>
    </style:style>
    <style:style style:name="Contents_20_3" style:display-name="Contents 3" style:family="paragraph" style:parent-style-name="Standard" style:next-style-name="Standard" style:class="index">
      <style:paragraph-properties fo:margin-left="0.4236in" fo:margin-right="0in" fo:text-indent="-0.4307in" style:auto-text-indent="false">
        <style:tab-stops/>
      </style:paragraph-properties>
      <style:text-properties fo:color="#000000" loext:opacity="100%"/>
    </style:style>
    <style:style style:name="Contents_20_4" style:display-name="Contents 4" style:family="paragraph" style:parent-style-name="Standard" style:next-style-name="Standard" style:class="index">
      <style:paragraph-properties fo:margin-left="0.5366in" fo:margin-right="0in" fo:text-indent="-0.5445in" style:auto-text-indent="false">
        <style:tab-stops/>
      </style:paragraph-properties>
      <style:text-properties fo:color="#000000" loext:opacity="100%"/>
    </style:style>
    <style:style style:name="Contents_20_5" style:display-name="Contents 5" style:family="paragraph" style:parent-style-name="Standard" style:next-style-name="Standard" style:class="index">
      <style:paragraph-properties fo:margin-left="0.5555in" fo:margin-right="0in" fo:text-indent="0.0008in" style:auto-text-indent="false"/>
      <style:text-properties fo:color="#000000" loext:opacity="100%"/>
    </style:style>
    <style:style style:name="Title" style:family="paragraph" style:parent-style-name="Heading_20_1" style:next-style-name="Subtitle" style:default-outline-level="" style:list-style-name="" style:class="chapter">
      <style:paragraph-properties fo:margin-left="0in" fo:margin-right="0in" fo:margin-top="0.0417in" fo:margin-bottom="0.0417in" style:contextual-spacing="false" fo:text-indent="0in"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Code" style:family="paragraph" style:parent-style-name="Standard">
      <style:text-properties style:font-name="Courier" fo:font-family="Courier" style:font-family-generic="modern" style:font-pitch="fixed" fo:font-size="10pt"/>
    </style:style>
    <style:style style:name="Small" style:family="paragraph" style:parent-style-name="Standard">
      <style:paragraph-properties fo:margin-left="0.0083in" fo:margin-right="-0.002in" fo:text-indent="0in" style:auto-text-indent="false">
        <style:tab-stops>
          <style:tab-stop style:position="3.2591in" style:type="center"/>
          <style:tab-stop style:position="6.0492in" style:type="right"/>
        </style:tab-stops>
      </style:paragraph-properties>
      <style:text-properties fo:font-size="8pt" style:font-size-asian="8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Footnote_20_Symbol" style:display-name="Footnote Symbol" style:family="text"/>
    <style:style style:name="Page_20_Number" style:display-name="Page Number" style:family="text" style:parent-style-name="WW-Default_20_Paragraph_20_Font">
      <style:text-properties style:font-name="Humnst777 Lt BT1" fo:font-family="'Humnst777 Lt BT'" style:font-family-generic="swiss" style:font-pitch="variable" fo:font-size="10pt" style:font-size-asian="10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parent-style-name="WW-Default_20_Paragraph_20_Font">
      <style:text-properties fo:color="#0000ff" loext:opacity="100%" style:font-name="Humnst777 Lt BT1" fo:font-family="'Humnst777 Lt BT'" style:font-family-generic="swiss" style:font-pitch="variable" fo:font-size="10pt" style:text-underline-style="solid" style:text-underline-width="auto" style:text-underline-color="font-color" style:font-size-asian="10pt"/>
    </style:style>
    <style:style style:name="Visited_20_Internet_20_Link" style:display-name="Visited Internet Link" style:family="text" style:parent-style-name="WW-Default_20_Paragraph_20_Font">
      <style:text-properties fo:color="#800080" loext:opacity="100%" style:text-underline-style="solid" style:text-underline-width="auto" style:text-underline-color="font-color"/>
    </style:style>
    <style:style style:name="Endnote_20_Symbol" style:display-name="Endnote Symbol" style:family="text"/>
    <style:style style:name="WW-Default_20_Paragraph_20_Font" style:display-name="WW-Default Paragraph Font" style:family="text"/>
    <style:style style:name="Code" style:family="text">
      <style:text-properties style:use-window-font-color="true" loext:opacity="0%" style:font-name="Courier" fo:font-family="Courier" style:font-family-generic="modern" style:font-pitch="fixed" fo:font-size="10pt" fo:language="de" fo:country="CH" style:font-name-asian="Times New Roman" style:font-family-asian="'Times New Roman'" style:font-family-generic-asian="roman" style:font-pitch-asian="variable" style:font-size-asian="10pt"/>
    </style:style>
    <style:style style:name="Bold" style:family="text">
      <style:text-properties style:use-window-font-color="true" loext:opacity="0%" style:font-name="Humnst777 BT" fo:font-family="'Humnst777 BT'" style:font-pitch="variable" fo:font-size="10pt" fo:language="de" fo:country="CH" style:font-name-asian="Times New Roman" style:font-family-asian="'Times New Roman'" style:font-family-generic-asian="roman" style:font-pitch-asian="variable" style:font-size-asian="10pt"/>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1">
        <style:list-level-properties text:min-label-width="0.5902in" text:min-label-distance="0.0783in"/>
      </text:outline-level-style>
      <text:outline-level-style text:level="2" loext:num-list-format="%1%.%2%" style:num-format="1" text:display-levels="2">
        <style:list-level-properties text:min-label-width="0.5902in" text:min-label-distance="0.0783in"/>
      </text:outline-level-style>
      <text:outline-level-style text:level="3" loext:num-list-format="%1%.%2%.%3%" style:num-format="1" text:display-levels="3">
        <style:list-level-properties text:min-label-width="0.5902in" text:min-label-distance="0.0783in"/>
      </text:outline-level-style>
      <text:outline-level-style text:level="4" loext:num-list-format="%1%.%2%.%3%.%4%" style:num-format="1" text:display-levels="4">
        <style:list-level-properties text:min-label-width="0.5902in" text:min-label-distance="0.0783in"/>
      </text:outline-level-style>
      <text:outline-level-style text:level="5" loext:num-list-format="%1%.%2%.%3%.%4%.%5%" style:num-format="1" text:display-levels="5">
        <style:list-level-properties text:min-label-width="0.5902in" text:min-label-distance="0.0783in"/>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WW8Num1">
      <text:list-level-style-number text:level="1" loext:num-list-format="%1%" style:num-format="1">
        <style:list-level-properties text:min-label-width="0.3in"/>
      </text:list-level-style-number>
      <text:list-level-style-number text:level="2" loext:num-list-format="%1%.%2%" style:num-format="1" text:display-levels="2">
        <style:list-level-properties text:min-label-width="0.4in"/>
      </text:list-level-style-number>
      <text:list-level-style-number text:level="3" loext:num-list-format="%1%.%2%.%3%" style:num-format="1" text:display-levels="3">
        <style:list-level-properties text:min-label-width="0.5in"/>
      </text:list-level-style-number>
      <text:list-level-style-number text:level="4" loext:num-list-format="%1%.%2%.%3%.%4%" style:num-format="1" text:display-levels="4">
        <style:list-level-properties text:min-label-width="0.6in"/>
      </text:list-level-style-number>
      <text:list-level-style-number text:level="5" loext:num-list-format="%1%.%2%.%3%.%4%.%5%" style:num-format="1" text:display-levels="5">
        <style:list-level-properties text:min-label-width="0.7in"/>
      </text:list-level-style-number>
      <text:list-level-style-number text:level="6" loext:num-list-format="%1%.%2%.%3%.%4%.%5%.%6%" style:num-format="1" text:display-levels="6">
        <style:list-level-properties text:min-label-width="0.8in"/>
      </text:list-level-style-number>
      <text:list-level-style-number text:level="7" loext:num-list-format="%1%.%2%.%3%.%4%.%5%.%6%.%7%" style:num-format="1" text:display-levels="7">
        <style:list-level-properties text:min-label-width="0.9in"/>
      </text:list-level-style-number>
      <text:list-level-style-number text:level="8" loext:num-list-format="%1%.%2%.%3%.%4%.%5%.%6%.%7%.%8%" style:num-format="1" text:display-levels="8">
        <style:list-level-properties text:min-label-width="1in"/>
      </text:list-level-style-number>
      <text:list-level-style-number text:level="9" loext:num-list-format="%1%.%2%.%3%.%4%.%5%.%6%.%7%.%8%.%9%" style:num-format="1" text:display-levels="9">
        <style:list-level-properties text:min-label-width="1.1in"/>
      </text:list-level-style-number>
      <text:list-level-style-number text:level="10" loext:num-list-format="%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1965in" style:num-format="1" text:number-position="left" text:increment="5"/>
    <number:date-style style:name="N10107" number:language="de" number:country="CH" number:title="User-defined">
      <number:year number:style="long"/>
      <number:month number:style="long"/>
      <number:day number:style="long"/>
    </number:date-style>
  </office:styles>
  <office:automatic-styles>
    <style:style style:name="MP1" style:family="paragraph" style:parent-style-name="Standard">
      <style:paragraph-properties fo:text-align="end" style:justify-single-word="false"/>
      <style:text-properties fo:font-size="8pt" style:font-size-asian="8pt"/>
    </style:style>
    <style:style style:name="MP2" style:family="paragraph" style:parent-style-name="Standard">
      <style:paragraph-properties fo:text-align="end" style:justify-single-word="false"/>
      <style:text-properties fo:font-size="2pt" style:font-size-asian="2pt"/>
    </style:style>
    <style:style style:name="MP3" style:family="paragraph" style:parent-style-name="Small">
      <style:paragraph-properties fo:text-align="start" style:justify-single-word="false">
        <style:tab-stops>
          <style:tab-stop style:position="1.0819in"/>
        </style:tab-stops>
      </style:paragraph-properties>
      <style:text-properties fo:color="#c0c0c0" loext:opacity="100%"/>
    </style:style>
    <style:style style:name="MP4" style:family="paragraph" style:parent-style-name="Small">
      <style:paragraph-properties>
        <style:tab-stops>
          <style:tab-stop style:position="3.2591in" style:type="center"/>
          <style:tab-stop style:position="6.0492in" style:type="right"/>
        </style:tab-stops>
      </style:paragraph-properties>
    </style:style>
    <style:style style:name="MP5" style:family="paragraph" style:parent-style-name="Standard">
      <style:paragraph-properties fo:margin-left="0in" fo:margin-right="-0.5492in" fo:text-indent="0in" style:auto-text-indent="false">
        <style:tab-stops>
          <style:tab-stop style:position="3.0516in" style:type="center"/>
          <style:tab-stop style:position="6.0311in"/>
        </style:tab-stops>
      </style:paragraph-properties>
    </style:style>
    <style:style style:name="MP6" style:family="paragraph" style:parent-style-name="Standard">
      <style:paragraph-properties fo:margin-left="0in" fo:margin-right="-0.5492in" fo:text-indent="0in" style:auto-text-indent="false">
        <style:tab-stops>
          <style:tab-stop style:position="4.8772in" style:type="center"/>
          <style:tab-stop style:position="9.7634in"/>
        </style:tab-stops>
      </style:paragraph-properties>
    </style:style>
    <style:style style:name="MT1" style:family="text">
      <style:text-properties fo:font-size="8pt" style:font-size-asian="8pt" style:font-size-complex="8pt"/>
    </style:style>
    <style:style style:name="MT2" style:family="text"/>
    <style:style style:name="MT3" style:family="text">
      <style:text-properties officeooo:rsid="00497714"/>
    </style:style>
    <style:style style:name="MT4" style:family="text">
      <style:text-properties officeooo:rsid="0079b265"/>
    </style:style>
    <style:style style:name="Mfr1" style:family="graphic" style:parent-style-name="Frame">
      <style:graphic-properties style:wrap="run-through" style:number-wrapped-paragraphs="no-limit" style:vertical-pos="from-top" style:vertical-rel="paragraph" style:horizontal-pos="from-left" style:horizontal-rel="paragraph" fo:background-color="#ffffff" style:background-transparency="0%" draw:fill="solid" draw:fill-color="#ffffff" draw:opacity="100%" fo:padding-left="0.1102in" fo:padding-right="0.1102in" fo:padding-top="0.0602in" fo:padding-bottom="0.0602in" fo:border="none"/>
    </style:style>
    <style:style style:name="Mfr2" style:family="graphic" style:parent-style-name="Frame">
      <style:graphic-properties style:print-content="false" style:wrap="run-through" style:number-wrapped-paragraphs="no-limit" style:vertical-pos="from-top" style:vertical-rel="paragraph" style:horizontal-pos="from-left" style:horizontal-rel="paragraph" fo:background-color="#ffffff" style:background-transparency="0%" draw:fill="solid" draw:fill-color="#ffffff" draw:opacity="100%" fo:padding-left="0.1102in" fo:padding-right="0.1102in" fo:padding-top="0.0602in" fo:padding-bottom="0.0602in" fo:border="none"/>
    </style:style>
    <style:style style:name="Mfr3" style:family="graphic" style:parent-style-name="Frame">
      <style:graphic-properties style:protect="content size position" style:wrap="run-through" style:number-wrapped-paragraphs="no-limit" style:vertical-pos="from-top" style:vertical-rel="paragraph" style:horizontal-pos="from-left" style:horizontal-rel="paragraph" fo:background-color="#ffffff" style:background-transparency="0%" draw:fill="solid" draw:fill-color="#ffffff" draw:opacity="100%" fo:padding-left="0.1102in" fo:padding-right="0.1102in" fo:padding-top="0.0602in" fo:padding-bottom="0.0602in" fo:border="none"/>
    </style:style>
    <style:style style:name="Mfr4" style:family="graphic" style:parent-style-name="Frame">
      <style:graphic-properties style:run-through="foreground" style:protect="content size position" style:wrap="run-through" style:number-wrapped-paragraphs="no-limit" style:vertical-pos="from-top" style:vertical-rel="paragraph" style:horizontal-pos="from-left" style:horizontal-rel="paragraph" fo:background-color="#ffffff" style:background-transparency="0%" draw:fill="solid" draw:fill-color="#ffffff" draw:opacity="100%" fo:padding-left="0.1102in" fo:padding-right="0.1102in" fo:padding-top="0.0602in" fo:padding-bottom="0.0602in" fo:border="none">
        <style:columns fo:column-count="1" fo:column-gap="0in"/>
      </style:graphic-properties>
    </style:style>
    <style:style style:name="Mfr5" style:family="graphic" style:parent-style-name="Graphics">
      <style:graphic-properties style:vertical-pos="from-top" style:vertical-rel="paragraph" style:horizontal-pos="from-left" style:horizontal-rel="paragraph" fo:background-color="transparent" draw:fill="none" draw:opacity="0%" style:shadow="none" draw:shadow-opacity="100%" style:mirror="none" fo:clip="rect(0in, 0in, 0in, 0in)" draw:luminance="0%" draw:contrast="0%" draw:red="0%" draw:green="0%" draw:blue="0%" draw:gamma="100%" draw:color-inversion="false" draw:image-opacity="100%" draw:color-mode="standard"/>
    </style:style>
    <style:page-layout style:name="Mpm1">
      <style:page-layout-properties fo:page-width="8.2673in" fo:page-height="11.6925in" style:num-format="1" style:print-orientation="portrait" fo:margin-top="0.4925in" fo:margin-bottom="0.3339in" fo:margin-left="1.4602in" fo:margin-right="0.7591in" style:writing-mode="lr-tb" style:layout-grid-color="#c0c0c0" style:layout-grid-lines="44" style:layout-grid-base-height="0.1945in" style:layout-grid-ruby-height="0.0555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svg:height="1.1465in" fo:margin-left="0in" fo:margin-right="0in" fo:margin-bottom="0in"/>
      </style:header-style>
      <style:footer-style>
        <style:header-footer-properties svg:height="1.7098in" fo:margin-left="0in" fo:margin-right="0in" fo:margin-top="0.428in"/>
      </style:footer-style>
    </style:page-layout>
    <style:page-layout style:name="Mpm2" style:page-usage="right">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none" style:adjustment="left" style:rel-width="25%" style:color="#000000"/>
      </style:page-layout-properties>
      <style:header-style/>
      <style:footer-style/>
    </style:page-layout>
    <style:page-layout style:name="Mpm5">
      <style:page-layout-properties fo:page-width="8.2673in" fo:page-height="11.6925in" style:num-format="1" style:print-orientation="portrait" fo:margin-top="0.4925in" fo:margin-bottom="0.4209in" fo:margin-left="1.4602in" fo:margin-right="0.7673in" style:writing-mode="lr-tb" style:layout-grid-color="#c0c0c0" style:layout-grid-lines="44" style:layout-grid-base-height="0.1945in" style:layout-grid-ruby-height="0.0555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428in"/>
      </style:footer-style>
    </style:page-layout>
    <style:page-layout style:name="Mpm6">
      <style:page-layout-properties fo:page-width="8.2673in" fo:page-height="11.6925in" style:num-format="1" style:print-orientation="portrait" fo:margin-top="0.4925in" fo:margin-bottom="0.4209in" fo:margin-left="1.4602in" fo:margin-right="0.7673in" style:writing-mode="lr-tb" style:layout-grid-color="#c0c0c0" style:layout-grid-lines="44" style:layout-grid-base-height="0.1945in" style:layout-grid-ruby-height="0.0555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svg:height="0.628in" fo:margin-left="0in" fo:margin-right="1.3937in" fo:margin-bottom="0in"/>
      </style:header-style>
      <style:footer-style>
        <style:header-footer-properties fo:min-height="0in" fo:margin-left="0in" fo:margin-right="0in" fo:margin-top="0.428in"/>
      </style:footer-style>
    </style:page-layout>
    <style:page-layout style:name="Mpm7">
      <style:page-layout-properties fo:page-width="11.6925in" fo:page-height="8.2673in" style:num-format="1" style:print-orientation="landscape" fo:margin-top="0.6819in" fo:margin-bottom="0.4209in" fo:margin-left="1.1555in" fo:margin-right="0.7736in" style:writing-mode="lr-tb" style:layout-grid-color="#c0c0c0" style:layout-grid-lines="44" style:layout-grid-base-height="0.1945in" style:layout-grid-ruby-height="0.0555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svg:height="0.5283in" fo:margin-left="0in" fo:margin-right="1.4035in" fo:margin-bottom="0in"/>
      </style:header-style>
      <style:footer-style>
        <style:header-footer-properties fo:min-height="0in" fo:margin-left="0in" fo:margin-right="0in" fo:margin-top="0.428in"/>
      </style:footer-style>
    </style:page-layout>
    <style:page-layout style:name="Mpm8">
      <style:page-layout-properties fo:page-width="8.2673in" fo:page-height="11.6925in" style:num-format="1" style:print-orientation="portrait" fo:margin-top="0.4925in" fo:margin-bottom="0.4236in" fo:margin-left="1.4602in" fo:margin-right="0.7591in" style:writing-mode="lr-tb" style:layout-grid-color="#c0c0c0" style:layout-grid-lines="44" style:layout-grid-base-height="0.1945in" style:layout-grid-ruby-height="0.0555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svg:height="1.1465in" fo:margin-left="0in" fo:margin-right="0in" fo:margin-bottom="0in"/>
      </style:header-style>
      <style:footer-style>
        <style:header-footer-properties svg:height="0.9929in" fo:margin-left="0in" fo:margin-right="0in" fo:margin-top="0.428in"/>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next-style-name="Next_20_convert_20_1">
      <style:header>
        <text:p text:style-name="Standard"><draw:frame draw:style-name="Mfr1" draw:name="Frame1" text:anchor-type="paragraph" svg:x="4.1701in" svg:y="0in" svg:width="1.8681in" draw:z-index="0"><draw:text-box fo:min-height="1.0925in"><text:p text:style-name="MP1">Puzzle ITC GmbH</text:p><text:p text:style-name="MP1">Maulbeerstrasse 15</text:p><text:p text:style-name="MP1">CH-3011 Bern</text:p><text:p text:style-name="MP2"/><text:p text:style-name="MP1">Telefon: +41 (0)31 398 44 77</text:p><text:p text:style-name="MP1">Telefax: +41 (0)31 398 44 78</text:p><text:p text:style-name="MP2"/><text:p text:style-name="MP1">www.puzzle.ch</text:p><text:p text:style-name="MP1"/></draw:text-box></draw:frame><draw:frame draw:style-name="Mfr2" draw:name="Rahmen1" text:anchor-type="paragraph" svg:x="1.3291in" svg:y="0in" svg:width="2.8417in" draw:z-index="0"><draw:text-box fo:min-height="0.4193in"><text:p text:style-name="MP3">Dateiname Vorlage:<text:tab/>pitc_dokument.stw</text:p><text:p text:style-name="MP3">Ausgabedatum:<text:tab/>30. März 2004</text:p></draw:text-box></draw:frame></text:p>
      </style:header>
      <style:footer>
        <text:p text:style-name="Standard"/>
        <text:p text:style-name="Standard"/>
        <text:p text:style-name="Standard"/>
        <text:p text:style-name="Small">© 2005 Puzzle ITC GmbH – alle Rechte vorbehalten.</text:p>
        <text:p text:style-name="Small"/>
        <text:p text:style-name="MP4"><text:span text:style-name="MT1">ch</text:span><text:span text:style-name="MT1"><text:date style:data-style-name="N10107" text:date-value="2024-11-26T09:31:09.059690879">20241126</text:date></text:span><text:span text:style-name="MT1">w</text:span><text:span text:style-name="MT1"><text:word-count>451</text:word-count></text:span><text:span text:style-name="MT1"><text:tab/></text:span><text:span text:style-name="Page_20_Number"><text:span text:style-name="MT1"><text:tab/></text:span></text:span></text:p>
      </style:footer>
    </style:master-page>
    <style:master-page style:name="Right_20_Page" style:display-name="Right Page" style:page-layout-name="Mpm2" draw:style-name="Mdp1"/>
    <style:master-page style:name="Left_20_Page" style:display-name="Left Page" style:page-layout-name="Mpm3" draw:style-name="Mdp1" style:next-style-name="Right_20_Page"/>
    <style:master-page style:name="Endnote" style:page-layout-name="Mpm4" draw:style-name="Mdp1"/>
    <style:master-page style:name="Next_20_convert_20_1" style:display-name="Next convert 1" style:page-layout-name="Mpm5" draw:style-name="Mdp1">
      <style:footer>
        <text:p text:style-name="MP5"><text:span text:style-name="Page_20_Number"><text:tab/><text:tab/></text:span><text:span text:style-name="Page_20_Number"><text:page-number text:select-page="current">4</text:page-number></text:span><text:span text:style-name="Page_20_Number">/</text:span><text:span text:style-name="Page_20_Number"><text:page-count>4</text:page-count></text:span></text:p>
      </style:footer>
    </style:master-page>
    <style:master-page style:name="PITC_5f_right_5f_page" style:display-name="PITC_right_page" style:page-layout-name="Mpm6" draw:style-name="Mdp1">
      <style:header>
        <text:p text:style-name="Standard"><draw:frame draw:style-name="Mfr3" draw:name="Frame3" text:anchor-type="paragraph" svg:x="4.7134in" svg:y="0in" svg:width="1.3201in" draw:z-index="0"><draw:text-box fo:min-height="0.2335in"><text:p text:style-name="MP1">Puzzle ITC GmbH</text:p></draw:text-box></draw:frame><text:user-defined style:data-style-name="N0" text:name="Info 1">Fachwissens-Skala Entwicklung</text:user-defined><text:s/>- Version <text:user-defined style:data-style-name="N0" text:name="Info 2">2.4</text:user-defined></text:p>
      </style:header>
      <style:footer>
        <text:p text:style-name="MP5"><text:span text:style-name="Page_20_Number"><text:tab/><text:tab/></text:span><text:span text:style-name="Page_20_Number"><text:page-number text:select-page="current">0</text:page-number></text:span><text:span text:style-name="Page_20_Number">/</text:span><text:span text:style-name="Page_20_Number"><text:page-count>4</text:page-count></text:span></text:p>
      </style:footer>
    </style:master-page>
    <style:master-page style:name="PITC_5f_landscape_5f_page" style:display-name="PITC_landscape_page" style:page-layout-name="Mpm7" draw:style-name="Mdp1">
      <style:header>
        <text:p text:style-name="Standard"><draw:frame draw:style-name="Mfr4" draw:name="Frame4" text:anchor-type="paragraph" svg:x="8.4366in" svg:y="0in" svg:width="1.3201in" draw:z-index="0"><draw:text-box fo:min-height="0.2335in"><text:p text:style-name="MP1">Puzzle ITC GmbH</text:p></draw:text-box></draw:frame><text:user-defined style:data-style-name="N0" text:name="Info 1">Fachwissens-Skala Entwicklung</text:user-defined><text:s/>- Version <text:user-defined style:data-style-name="N0" text:name="Info 2">2.4</text:user-defined></text:p>
      </style:header>
      <style:footer>
        <text:p text:style-name="MP6"><text:span text:style-name="Page_20_Number"><text:tab/><text:tab/></text:span><text:span text:style-name="Page_20_Number"><text:page-number text:select-page="current">0</text:page-number></text:span><text:span text:style-name="Page_20_Number">/</text:span><text:span text:style-name="Page_20_Number"><text:page-count>4</text:page-count></text:span></text:p>
      </style:footer>
    </style:master-page>
    <style:master-page style:name="PITC_5f_title_5f_page" style:display-name="PITC_title_page" style:page-layout-name="Mpm8" draw:style-name="Mdp1" style:next-style-name="Next_20_convert_20_1">
      <style:header>
        <text:p text:style-name="Standard"><draw:frame draw:style-name="Mfr5" draw:name="Image1" text:anchor-type="paragraph" svg:x="3.5862in" svg:y="0.1291in" svg:width="2.2402in" svg:height="0.5799in" draw:z-index="15"><draw:image xlink:href="Pictures/1000689D0000200A0000085FDDE4D72C7DCACCAE.svg" xlink:type="simple" xlink:show="embed" xlink:actuate="onLoad" draw:mime-type="image/svg+xml"/><draw:image xlink:href="Pictures/1000000100000136000000517F36BDB1960878B0.png" xlink:type="simple" xlink:show="embed" xlink:actuate="onLoad" draw:mime-type="image/png"/><svg:title>logo_tagline</svg:title><svg:desc>Created with Sketch.</svg:desc></draw:frame></text:p>
      </style:header>
      <style:footer>
        <text:p text:style-name="Standard">© 201<text:span text:style-name="MT3">7</text:span> Puzzle ITC <text:span text:style-name="MT4">AG</text:span> – alle Rechte vorbehalte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Mark Waber</meta:initial-creator>
    <meta:creation-date>2009-02-20T11:56:22</meta:creation-date>
    <dc:date>2024-11-26T09:31:08.973000486</dc:date>
    <meta:editing-cycles>246</meta:editing-cycles>
    <meta:editing-duration>P1DT5H8M41S</meta:editing-duration>
    <meta:document-statistic meta:table-count="25" meta:image-count="1" meta:object-count="1" meta:page-count="4" meta:paragraph-count="245" meta:word-count="451" meta:character-count="3652" meta:non-whitespace-character-count="3429"/>
    <meta:user-defined meta:name="Info 1">Fachwissens-Skala Entwicklung</meta:user-defined>
    <meta:user-defined meta:name="Info 2">2.4</meta:user-defined>
    <meta:user-defined meta:name="Info 3"/>
    <meta:user-defined meta:name="Info 4"/>
  </office:meta>
</office:document-meta>
</file>